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 style:data-style-name="N112">
      <style:table-cell-properties fo:border-bottom="none" fo:border-left="0.06pt solid #000000" fo:border-right="none" fo:border-top="0.06pt solid #000000"/>
    </style:style>
    <style:style style:name="ce3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" style:family="table-cell" style:parent-style-name="Default" style:data-style-name="N61"/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12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72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12"/>
    <style:style style:name="ce2" style:family="table-cell" style:parent-style-name="Default" style:data-style-name="N111"/>
    <style:style style:name="ce4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12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4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4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114"/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 style:data-style-name="N112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="0.06pt solid #000000"/>
    </style:style>
    <style:style style:name="ce19" style:family="table-cell" style:parent-style-name="Default" style:data-style-name="N112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12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3" style:family="table-cell" style:parent-style-name="Default" style:data-style-name="N112">
      <style:table-cell-properties fo:border="none"/>
    </style:style>
    <style:style style:name="ce74" style:family="table-cell" style:parent-style-name="Default" style:data-style-name="N61">
      <style:table-cell-properties fo:border="none"/>
    </style:style>
    <style:style style:name="ce75" style:family="table-cell" style:parent-style-name="Default" style:data-style-name="N111">
      <style:table-cell-properties fo:border="none"/>
    </style:style>
    <style:style style:name="ce90" style:family="table-cell" style:parent-style-name="Default" style:data-style-name="N111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4Cr49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24Cr49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100" calcext:value-type="float">
            <text:p>1.0000E+02</text:p>
          </table:table-cell>
          <table:table-cell table:style-name="ce17" office:value-type="float" office:value="30000" calcext:value-type="float">
            <text:p>3.0000E+04</text:p>
          </table:table-cell>
          <table:table-cell table:style-name="ce23" office:value-type="float" office:value="30000" calcext:value-type="float">
            <text:p>3.0000E+04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100" calcext:value-type="float">
            <text:p>1.0000E+02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2.5" calcext:value-type="float">
            <text:p>2.5000E+00</text:p>
          </table:table-cell>
          <table:table-cell table:style-name="ce24" office:value-type="float" office:value="2.5" calcext:value-type="float">
            <text:p>2.5000E+0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number-columns-repeated="5" table:style-name="ce37" office:value-type="float" office:value="0.0002757149" calcext:value-type="float">
            <text:p>2.76E-04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362693.537831347" calcext:value-type="float">
            <text:p>3.62694E+05</text:p>
          </table:table-cell>
          <table:table-cell table:style-name="ce2" office:value-type="float" office:value="0.00000000451168816884135" calcext:value-type="float">
            <text:p>4.51169E-09</text:p>
          </table:table-cell>
          <table:table-cell table:style-name="ce20" office:value-type="float" office:value="9067.33851450615" calcext:value-type="float">
            <text:p>9.06734E+03</text:p>
          </table:table-cell>
          <table:table-cell table:style-name="ce49" office:value-type="float" office:value="9067.33851450615" calcext:value-type="float">
            <text:p>9.06734E+03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362693.5" calcext:value-type="float">
            <text:p>3.62694E+05</text:p>
          </table:table-cell>
          <table:table-cell table:style-name="ce43" office:value-type="float" office:value="0.000000004511688" calcext:value-type="float">
            <text:p>4.51169E-09</text:p>
          </table:table-cell>
          <table:table-cell table:style-name="ce72" office:value-type="float" office:value="9067.338" calcext:value-type="float">
            <text:p>9.06734E+03</text:p>
          </table:table-cell>
          <table:table-cell table:style-name="ce50" office:value-type="float" office:value="9067.338" calcext:value-type="float">
            <text:p>9.06734E+03</text:p>
          </table:table-cell>
        </table:table-row>
        <table:table-row table:style-name="ro1">
          <table:table-cell table:style-name="ce8" office:value-type="string" calcext:value-type="string">
            <text:p>23V49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number-columns-repeated="3" table:style-name="ce17" office:value-type="float" office:value="0" calcext:value-type="float">
            <text:p>0.0000E+00</text:p>
          </table:table-cell>
          <table:table-cell table:style-name="ce23" office:value-type="float" office:value="1000" calcext:value-type="float">
            <text:p>1.0000E+03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24" office:value-type="float" office:value="1.07" calcext:value-type="float">
            <text:p>1.0700E+0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number-columns-repeated="5" table:style-name="ce37" office:value-type="float" office:value="0.00000002431072" calcext:value-type="float">
            <text:p>2.43E-08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8268967.97851921" calcext:value-type="float">
            <text:p>8.26897E+06</text:p>
          </table:table-cell>
          <table:table-cell table:style-name="ce2" office:value-type="float" office:value="99.7989768086095" calcext:value-type="float">
            <text:p>9.97990E+01</text:p>
          </table:table-cell>
          <table:table-cell table:style-name="ce20" office:value-type="float" office:value="236663.897854881" calcext:value-type="float">
            <text:p>2.36664E+05</text:p>
          </table:table-cell>
          <table:table-cell table:style-name="ce49" office:value-type="float" office:value="330012.770098006" calcext:value-type="float">
            <text:p>3.30013E+05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8268968" calcext:value-type="float">
            <text:p>8.26897E+06</text:p>
          </table:table-cell>
          <table:table-cell table:style-name="ce43" office:value-type="float" office:value="99.79898" calcext:value-type="float">
            <text:p>9.97990E+01</text:p>
          </table:table-cell>
          <table:table-cell table:style-name="ce72" office:value-type="float" office:value="236663.9" calcext:value-type="float">
            <text:p>2.36664E+05</text:p>
          </table:table-cell>
          <table:table-cell table:style-name="ce50" office:value-type="float" office:value="330012.8" calcext:value-type="float">
            <text:p>3.30013E+05</text:p>
          </table:table-cell>
        </table:table-row>
        <table:table-row table:style-name="ro1">
          <table:table-cell table:style-name="ce8" office:value-type="string" calcext:value-type="string">
            <text:p>22Ti49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number-columns-repeated="3" table:style-name="ce17" office:value-type="float" office:value="0" calcext:value-type="float">
            <text:p>0.0000E+00</text:p>
          </table:table-cell>
          <table:table-cell table:style-name="ce23" office:value-type="float" office:value="20000" calcext:value-type="float">
            <text:p>2.0000E+04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number-columns-repeated="3" table:style-name="ce17" office:value-type="float" office:value="0" calcext:value-type="float">
            <text:p>0.0000E+00</text:p>
          </table:table-cell>
          <table:table-cell table:style-name="ce24" office:value-type="float" office:value="3.2" calcext:value-type="float">
            <text:p>3.2000E+0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number-columns-repeated="5" table:style-name="ce37" office:value-type="string" calcext:value-type="string">
            <text:p>Stable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8338.41415722914" calcext:value-type="float">
            <text:p>8.33841E+03</text:p>
          </table:table-cell>
          <table:table-cell table:style-name="ce2" office:value-type="float" office:value="0.201023105785958" calcext:value-type="float">
            <text:p>2.01023E-01</text:p>
          </table:table-cell>
          <table:table-cell table:style-name="ce20" office:value-type="float" office:value="268.767286985192" calcext:value-type="float">
            <text:p>2.68767E+02</text:p>
          </table:table-cell>
          <table:table-cell table:style-name="ce49" office:value-type="float" office:value="296847.887889985" calcext:value-type="float">
            <text:p>2.96848E+05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8338.474" calcext:value-type="float">
            <text:p>8.33847E+03</text:p>
          </table:table-cell>
          <table:table-cell table:style-name="ce43" office:value-type="float" office:value="0.2010245" calcext:value-type="float">
            <text:p>2.01025E-01</text:p>
          </table:table-cell>
          <table:table-cell table:style-name="ce72" office:value-type="float" office:value="268.7692" calcext:value-type="float">
            <text:p>2.68769E+02</text:p>
          </table:table-cell>
          <table:table-cell table:style-name="ce50" office:value-type="float" office:value="296847.9" calcext:value-type="float">
            <text:p>2.96848E+0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POWER([.C5]-[.C6];2)" office:value-type="float" office:value="0" calcext:value-type="float">
            <text:p>0</text:p>
          </table:table-cell>
          <table:table-cell table:formula="of:=POWER([.D5]-[.D6];2)" office:value-type="float" office:value="0.00143121081797258" calcext:value-type="float">
            <text:p>0.001431210817973</text:p>
          </table:table-cell>
          <table:table-cell table:formula="of:=POWER([.E5]-[.E6];2)" office:value-type="float" office:value="2.850740134871E-032" calcext:value-type="float">
            <text:p>2.850740134871E-32</text:p>
          </table:table-cell>
          <table:table-cell table:formula="of:=POWER([.F5]-[.F6];2)" office:value-type="float" office:value="0.000000264716577931802" calcext:value-type="float">
            <text:p>2.64716577931802E-07</text:p>
          </table:table-cell>
          <table:table-cell table:formula="of:=POWER([.G5]-[.G6];2)" office:value-type="float" office:value="0.000000264716577931802" calcext:value-type="float">
            <text:p>2.64716577931802E-07</text:p>
          </table:table-cell>
        </table:table-row>
        <table:table-row table:style-name="ro1">
          <table:table-cell table:number-columns-repeated="2"/>
          <table:table-cell table:formula="of:=POWER([.C10]-[.C11];2)" office:value-type="float" office:value="0" calcext:value-type="float">
            <text:p>0</text:p>
          </table:table-cell>
          <table:table-cell table:formula="of:=POWER([.D10]-[.D11];2)" office:value-type="float" office:value="0.000461424353605703" calcext:value-type="float">
            <text:p>0.000461424353606</text:p>
          </table:table-cell>
          <table:table-cell table:formula="of:=POWER([.E10]-[.E11];2)" office:value-type="float" office:value="0.0000000000101849733538285" calcext:value-type="float">
            <text:p>1.01849733538285E-11</text:p>
          </table:table-cell>
          <table:table-cell table:formula="of:=POWER([.F10]-[.F11];2)" office:value-type="float" office:value="0.00000460153544821649" calcext:value-type="float">
            <text:p>4.60153544821649E-06</text:p>
          </table:table-cell>
          <table:table-cell table:formula="of:=POWER([.G10]-[.G11];2)" office:value-type="float" office:value="0.000894129244268342" calcext:value-type="float">
            <text:p>0.000894129244268</text:p>
          </table:table-cell>
        </table:table-row>
        <table:table-row table:style-name="ro1">
          <table:table-cell table:number-columns-repeated="2"/>
          <table:table-cell table:formula="of:=POWER([.C15]-[.C16];2)" office:value-type="float" office:value="0" calcext:value-type="float">
            <text:p>0</text:p>
          </table:table-cell>
          <table:table-cell table:formula="of:=POWER([.D15]-[.D16];2)" office:value-type="float" office:value="0.00358115722432168" calcext:value-type="float">
            <text:p>0.003581157224322</text:p>
          </table:table-cell>
          <table:table-cell table:formula="of:=POWER([.E15]-[.E16];2)" office:value-type="float" office:value="0.00000000000194383279481654" calcext:value-type="float">
            <text:p>1.94383279481654E-12</text:p>
          </table:table-cell>
          <table:table-cell table:formula="of:=POWER([.F15]-[.F16];2)" office:value-type="float" office:value="0.0000036596256556145" calcext:value-type="float">
            <text:p>3.6596256556145E-06</text:p>
          </table:table-cell>
          <table:table-cell table:formula="of:=POWER([.G15]-[.G16];2)" office:value-type="float" office:value="0.000146652463982172" calcext:value-type="float">
            <text:p>0.0001466524639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C20:.G22])" office:value-type="float" office:value="0.00652336471053898" calcext:value-type="float">
            <text:p>0.0065233647105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ABS(1-[.D5]/[.D6])*100" office:value-type="float" office:value="0.0000104306658421649" calcext:value-type="float">
            <text:p>1.04306658421649E-05</text:p>
          </table:table-cell>
          <table:table-cell table:formula="of:=ABS(1-[.E5]/[.E6])*100" office:value-type="float" office:value="0.0000037423099730205" calcext:value-type="float">
            <text:p>3.7423099730205E-06</text:p>
          </table:table-cell>
          <table:table-cell table:formula="of:=ABS(1-[.F5]/[.F6])*100" office:value-type="float" office:value="0.00000567428002362647" calcext:value-type="float">
            <text:p>5.67428002362647E-06</text:p>
          </table:table-cell>
          <table:table-cell table:formula="of:=ABS(1-[.G5]/[.G6])*100" office:value-type="float" office:value="0.00000567428002362647" calcext:value-type="float">
            <text:p>5.67428002362647E-06</text:p>
          </table:table-cell>
        </table:table-row>
        <table:table-row table:style-name="ro1">
          <table:table-cell table:number-columns-repeated="3"/>
          <table:table-cell table:formula="of:=ABS(1-[.D10]/[.D11])*100" office:value-type="float" office:value="0.000000259775956301667" calcext:value-type="float">
            <text:p>2.59775956301667E-07</text:p>
          </table:table-cell>
          <table:table-cell table:formula="of:=ABS(1-[.E10]/[.E11])*100" office:value-type="float" office:value="0.00000319781876534364" calcext:value-type="float">
            <text:p>3.19781876534364E-06</text:p>
          </table:table-cell>
          <table:table-cell table:formula="of:=ABS(1-[.F10]/[.F11])*100" office:value-type="float" office:value="0.000000906398900379912" calcext:value-type="float">
            <text:p>9.06398900379912E-07</text:p>
          </table:table-cell>
          <table:table-cell table:formula="of:=ABS(1-[.G10]/[.G11])*100" office:value-type="float" office:value="0.00000906085885210572" calcext:value-type="float">
            <text:p>9.06085885210572E-06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table:formula="of:=ABS(1-[.D15]/[.D16])*100" office:value-type="float" office:value="0.000717670533734172" calcext:value-type="float">
            <text:p>7.18E-04</text:p>
          </table:table-cell>
          <table:table-cell table:style-name="ce1" table:formula="of:=ABS(1-[.E15]/[.E16])*100" office:value-type="float" office:value="0.000693554289132869" calcext:value-type="float">
            <text:p>6.94E-04</text:p>
          </table:table-cell>
          <table:table-cell table:style-name="ce1" table:formula="of:=ABS(1-[.F15]/[.F16])*100" office:value-type="float" office:value="0.000711768613370634" calcext:value-type="float">
            <text:p>7.12E-04</text:p>
          </table:table-cell>
          <table:table-cell table:style-name="ce1" table:formula="of:=ABS(1-[.G15]/[.G16])*100" office:value-type="float" office:value="0.00000407953535397354" calcext:value-type="float">
            <text:p>4.08E-06</text:p>
          </table:table-cell>
        </table:table-row>
        <table:table-row table:style-name="ro1">
          <table:table-cell table:number-columns-repeated="6"/>
          <table:table-cell table:style-name="ce1" table:formula="of:=SUM([.D26:.G28])" office:value-type="float" office:value="0.00216601935992822" calcext:value-type="float">
            <text:p>2.17E-03</text:p>
          </table:table-cell>
        </table:table-row>
      </table:table>
      <table:table table:name="28Ni6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28Ni66</text:p>
          </table:table-cell>
          <table:table-cell table:style-name="ce8" office:value-type="string" calcext:value-type="string">
            <text:p>nstart</text:p>
          </table:table-cell>
          <table:table-cell table:style-name="ce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44" office:value-type="float" office:value="30000" calcext:value-type="float">
            <text:p>3.00E+04</text:p>
          </table:table-cell>
          <table:table-cell table:style-name="ce46" office:value-type="float" office:value="30000" calcext:value-type="float">
            <text:p>3.00E+04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w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0E+00</text:p>
          </table:table-cell>
          <table:table-cell table:style-name="ce27" office:value-type="float" office:value="2.5" calcext:value-type="float">
            <text:p>2.5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l</text:p>
          </table:table-cell>
          <table:table-cell table:style-name="ce37" office:value-type="float" office:value="0.00000353935447589841" calcext:value-type="float">
            <text:p>3.54E-06</text:p>
          </table:table-cell>
          <table:table-cell table:number-columns-repeated="3" table:style-name="ce1" office:value-type="float" office:value="0.00000353935447589841" calcext:value-type="float">
            <text:p>3.54E-06</text:p>
          </table:table-cell>
          <table:table-cell table:style-name="ce26" office:value-type="float" office:value="0.00000353935447589841" calcext:value-type="float">
            <text:p>3.54E-06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" office:value-type="float" office:value="7443906.70340215" calcext:value-type="float">
            <text:p>7.44391E+06</text:p>
          </table:table-cell>
          <table:table-cell table:style-name="ce2" office:value-type="float" office:value="73.6533709669933" calcext:value-type="float">
            <text:p>7.36534E+01</text:p>
          </table:table-cell>
          <table:table-cell table:style-name="ce2" office:value-type="float" office:value="208193.675996187" calcext:value-type="float">
            <text:p>2.08194E+05</text:p>
          </table:table-cell>
          <table:table-cell table:style-name="ce49" office:value-type="float" office:value="208193.675996187" calcext:value-type="float">
            <text:p>2.08194E+0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43" office:value-type="float" office:value="7443907" calcext:value-type="float">
            <text:p>7.44391E+06</text:p>
          </table:table-cell>
          <table:table-cell table:style-name="ce43" office:value-type="float" office:value="73.65337" calcext:value-type="float">
            <text:p>7.36534E+01</text:p>
          </table:table-cell>
          <table:table-cell table:style-name="ce43" office:value-type="float" office:value="208193.7" calcext:value-type="float">
            <text:p>2.08194E+05</text:p>
          </table:table-cell>
          <table:table-cell table:style-name="ce50" office:value-type="float" office:value="208193.7" calcext:value-type="float">
            <text:p>2.08194E+05</text:p>
          </table:table-cell>
        </table:table-row>
        <table:table-row table:style-name="ro1">
          <table:table-cell table:style-name="ce5" office:value-type="string" calcext:value-type="string">
            <text:p>29Cu66</text:p>
          </table:table-cell>
          <table:table-cell table:style-name="ce8" office:value-type="string" calcext:value-type="string">
            <text:p>nstart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6" office:value-type="float" office:value="1000" calcext:value-type="float">
            <text:p>1.00E+03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w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7" office:value-type="float" office:value="1.07" calcext:value-type="float">
            <text:p>1.07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l</text:p>
          </table:table-cell>
          <table:table-cell table:style-name="ce37" office:value-type="float" office:value="0.00226518686457498" calcext:value-type="float">
            <text:p>2.27E-03</text:p>
          </table:table-cell>
          <table:table-cell table:number-columns-repeated="3" table:style-name="ce1" office:value-type="float" office:value="0.00226518686457498" calcext:value-type="float">
            <text:p>2.27E-03</text:p>
          </table:table-cell>
          <table:table-cell table:style-name="ce26" office:value-type="float" office:value="0.00226518686457498" calcext:value-type="float">
            <text:p>2.27E-03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" office:value-type="float" office:value="11580.222384094" calcext:value-type="float">
            <text:p>1.15802E+04</text:p>
          </table:table-cell>
          <table:table-cell table:style-name="ce2" office:value-type="float" office:value="0.115263520483419" calcext:value-type="float">
            <text:p>1.15264E-01</text:p>
          </table:table-cell>
          <table:table-cell table:style-name="ce2" office:value-type="float" office:value="324.084611288497" calcext:value-type="float">
            <text:p>3.24085E+02</text:p>
          </table:table-cell>
          <table:table-cell table:style-name="ce49" office:value-type="float" office:value="796.451867794867" calcext:value-type="float">
            <text:p>7.96452E+0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43" office:value-type="float" office:value="11580.22" calcext:value-type="float">
            <text:p>1.15802E+04</text:p>
          </table:table-cell>
          <table:table-cell table:style-name="ce43" office:value-type="float" office:value="0.1152635" calcext:value-type="float">
            <text:p>1.15264E-01</text:p>
          </table:table-cell>
          <table:table-cell table:style-name="ce43" office:value-type="float" office:value="324.0845" calcext:value-type="float">
            <text:p>3.24085E+02</text:p>
          </table:table-cell>
          <table:table-cell table:style-name="ce50" office:value-type="float" office:value="796.4518" calcext:value-type="float">
            <text:p>7.96452E+02</text:p>
          </table:table-cell>
        </table:table-row>
        <table:table-row table:style-name="ro1">
          <table:table-cell table:style-name="ce5" office:value-type="string" calcext:value-type="string">
            <text:p>30Zn66</text:p>
          </table:table-cell>
          <table:table-cell table:style-name="ce8" office:value-type="string" calcext:value-type="string">
            <text:p>nstart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46" office:value-type="float" office:value="20000" calcext:value-type="float">
            <text:p>2.00E+04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w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9" office:value-type="float" office:value="3.2" calcext:value-type="float">
            <text:p>3.20000E+00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l</text:p>
          </table:table-cell>
          <table:table-cell table:style-name="ce6" office:value-type="string" calcext:value-type="string">
            <text:p>Stable</text:p>
          </table:table-cell>
          <table:table-cell table:number-columns-repeated="3" office:value-type="string" calcext:value-type="string">
            <text:p>Stable</text:p>
          </table:table-cell>
          <table:table-cell table:style-name="ce27" office:value-type="string" calcext:value-type="string">
            <text:p>Stable</text:p>
          </table:table-cell>
        </table:table-row>
        <table:table-row table:style-name="ro1">
          <table:table-cell table:style-name="ce6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" office:value-type="float" office:value="1184512.93925032" calcext:value-type="float">
            <text:p>1.18451E+06</text:p>
          </table:table-cell>
          <table:table-cell table:style-name="ce2" office:value-type="float" office:value="26.2313655125245" calcext:value-type="float">
            <text:p>2.62314E+01</text:p>
          </table:table-cell>
          <table:table-cell table:style-name="ce2" office:value-type="float" office:value="37482.2329070287" calcext:value-type="float">
            <text:p>3.74822E+04</text:p>
          </table:table-cell>
          <table:table-cell table:style-name="ce49" office:value-type="float" office:value="426937.865650571" calcext:value-type="float">
            <text:p>4.26938E+0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43" office:value-type="float" office:value="1184513" calcext:value-type="float">
            <text:p>1.18451E+06</text:p>
          </table:table-cell>
          <table:table-cell table:style-name="ce43" office:value-type="float" office:value="26.23136" calcext:value-type="float">
            <text:p>2.62314E+01</text:p>
          </table:table-cell>
          <table:table-cell table:style-name="ce43" office:value-type="float" office:value="37482.23" calcext:value-type="float">
            <text:p>3.74822E+04</text:p>
          </table:table-cell>
          <table:table-cell table:style-name="ce50" office:value-type="float" office:value="426937.9" calcext:value-type="float">
            <text:p>4.26938E+0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POWER([.C6]-[.C7];2)" office:value-type="float" office:value="0" calcext:value-type="float">
            <text:p>0</text:p>
          </table:table-cell>
          <table:table-cell table:formula="of:=POWER([.D6]-[.D7];2)" office:value-type="float" office:value="0.0879702843740954" calcext:value-type="float">
            <text:p>0.087970284374095</text:p>
          </table:table-cell>
          <table:table-cell table:formula="of:=POWER([.E6]-[.E7];2)" office:value-type="float" office:value="0.000000000000935076038143922" calcext:value-type="float">
            <text:p>9.35076038143922E-13</text:p>
          </table:table-cell>
          <table:table-cell table:formula="of:=POWER([.F6]-[.F7];2)" office:value-type="float" office:value="0.000576183039217456" calcext:value-type="float">
            <text:p>0.000576183039217</text:p>
          </table:table-cell>
          <table:table-cell table:formula="of:=POWER([.G6]-[.G7];2)" office:value-type="float" office:value="0.000576183039217456" calcext:value-type="float">
            <text:p>0.000576183039217</text:p>
          </table:table-cell>
        </table:table-row>
        <table:table-row table:style-name="ro1">
          <table:table-cell table:number-columns-repeated="2"/>
          <table:table-cell table:formula="of:=POWER([.C11]-[.C12];2)" office:value-type="float" office:value="0" calcext:value-type="float">
            <text:p>0</text:p>
          </table:table-cell>
          <table:table-cell table:formula="of:=POWER([.D11]-[.D12];2)" office:value-type="float" office:value="0.00000568390420642595" calcext:value-type="float">
            <text:p>5.68390420642595E-06</text:p>
          </table:table-cell>
          <table:table-cell table:formula="of:=POWER([.E11]-[.E12];2)" office:value-type="float" office:value="4.19570454605667E-016" calcext:value-type="float">
            <text:p>4.19570454605667E-16</text:p>
          </table:table-cell>
          <table:table-cell table:formula="of:=POWER([.F11]-[.F12];2)" office:value-type="float" office:value="0.0000000123851295667023" calcext:value-type="float">
            <text:p>1.23851295667023E-08</text:p>
          </table:table-cell>
          <table:table-cell table:formula="of:=POWER([.G11]-[.G12];2)" office:value-type="float" office:value="0.00000000459614398291204" calcext:value-type="float">
            <text:p>4.59614398291204E-09</text:p>
          </table:table-cell>
        </table:table-row>
        <table:table-row table:style-name="ro1">
          <table:table-cell table:number-columns-repeated="2"/>
          <table:table-cell table:formula="of:=POWER([.C16]-[.C17];2)" office:value-type="float" office:value="0" calcext:value-type="float">
            <text:p>0</text:p>
          </table:table-cell>
          <table:table-cell table:formula="of:=POWER([.D16]-[.D17];2)" office:value-type="float" office:value="0.00369052362455886" calcext:value-type="float">
            <text:p>0.003690523624559</text:p>
          </table:table-cell>
          <table:table-cell table:formula="of:=POWER([.E16]-[.E17];2)" office:value-type="float" office:value="0.0000000000303879263923037" calcext:value-type="float">
            <text:p>3.03879263923037E-11</text:p>
          </table:table-cell>
          <table:table-cell table:formula="of:=POWER([.F16]-[.F17];2)" office:value-type="float" office:value="0.0000084508158524258" calcext:value-type="float">
            <text:p>8.4508158524258E-06</text:p>
          </table:table-cell>
          <table:table-cell table:formula="of:=POWER([.G16]-[.G17];2)" office:value-type="float" office:value="0.00117988327356538" calcext:value-type="float">
            <text:p>0.001179883273565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0:.C22])" office:value-type="float" office:value="0" calcext:value-type="float">
            <text:p>0</text:p>
          </table:table-cell>
          <table:table-cell table:formula="of:=SUM([.D20:.D22])" office:value-type="float" office:value="0.0916664919028607" calcext:value-type="float">
            <text:p>0.091666491902861</text:p>
          </table:table-cell>
          <table:table-cell table:formula="of:=SUM([.E20:.E22])" office:value-type="float" office:value="0.0000000000313234220009023" calcext:value-type="float">
            <text:p>3.13234220009023E-11</text:p>
          </table:table-cell>
          <table:table-cell table:formula="of:=SUM([.F20:.F22])" office:value-type="float" office:value="0.000584646240199449" calcext:value-type="float">
            <text:p>0.000584646240199</text:p>
          </table:table-cell>
          <table:table-cell table:formula="of:=SUM([.G20:.G22])" office:value-type="float" office:value="0.00175607090892681" calcext:value-type="float">
            <text:p>0.0017560709089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C20:.G22])" office:value-type="float" office:value="0.0940072090833104" calcext:value-type="float">
            <text:p>0.094007209083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ABS(1-[.D6]/[.D7])*100" office:value-type="float" office:value="0.00000398443786853164" calcext:value-type="float">
            <text:p>3.98443786853164E-06</text:p>
          </table:table-cell>
          <table:table-cell table:formula="of:=ABS(1-[.E6]/[.E7])*100" office:value-type="float" office:value="0.00000131289756843955" calcext:value-type="float">
            <text:p>1.31289756843955E-06</text:p>
          </table:table-cell>
          <table:table-cell table:formula="of:=ABS(1-[.F6]/[.F7])*100" office:value-type="float" office:value="0.0000115295578195784" calcext:value-type="float">
            <text:p>1.15295578195784E-05</text:p>
          </table:table-cell>
          <table:table-cell table:formula="of:=ABS(1-[.G6]/[.G7])*100" office:value-type="float" office:value="0.0000115295578195784" calcext:value-type="float">
            <text:p>1.15295578195784E-05</text:p>
          </table:table-cell>
        </table:table-row>
        <table:table-row table:style-name="ro1">
          <table:table-cell table:number-columns-repeated="3"/>
          <table:table-cell table:formula="of:=ABS(1-[.D11]/[.D12])*100" office:value-type="float" office:value="0.0000205876399705929" calcext:value-type="float">
            <text:p>2.05876399705929E-05</text:p>
          </table:table-cell>
          <table:table-cell table:formula="of:=ABS(1-[.E11]/[.E12])*100" office:value-type="float" office:value="0.0000177709500448486" calcext:value-type="float">
            <text:p>1.77709500448486E-05</text:p>
          </table:table-cell>
          <table:table-cell table:formula="of:=ABS(1-[.F11]/[.F12])*100" office:value-type="float" office:value="0.0000343393457669094" calcext:value-type="float">
            <text:p>3.43393457669094E-05</text:p>
          </table:table-cell>
          <table:table-cell table:formula="of:=ABS(1-[.G11]/[.G12])*100" office:value-type="float" office:value="0.00000851211170438404" calcext:value-type="float">
            <text:p>8.51211170438404E-06</text:p>
          </table:table-cell>
        </table:table-row>
        <table:table-row table:style-name="ro1">
          <table:table-cell table:number-columns-repeated="3"/>
          <table:table-cell table:formula="of:=ABS(1-[.D16]/[.D17])*100" office:value-type="float" office:value="0.00000512866300539372" calcext:value-type="float">
            <text:p>5.12866300539372E-06</text:p>
          </table:table-cell>
          <table:table-cell table:formula="of:=ABS(1-[.E16]/[.E17])*100" office:value-type="float" office:value="0.000021015016016257" calcext:value-type="float">
            <text:p>2.1015016016257E-05</text:p>
          </table:table-cell>
          <table:table-cell table:formula="of:=ABS(1-[.F16]/[.F17])*100" office:value-type="float" office:value="0.0000077557517297322" calcext:value-type="float">
            <text:p>7.7557517297322E-06</text:p>
          </table:table-cell>
          <table:table-cell table:formula="of:=ABS(1-[.G16]/[.G17])*100" office:value-type="float" office:value="0.00000804553285105314" calcext:value-type="float">
            <text:p>8.04553285105314E-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0" table:formula="of:=SUM([.D27:.G29])" office:value-type="float" office:value="0.000151511462165299" calcext:value-type="float">
            <text:p>1.515E-04</text:p>
          </table:table-cell>
        </table:table-row>
      </table:table>
      <table:table table:name="55Cs125" table:style-name="ta1">
        <table:table-column table:style-name="co1" table:default-cell-style-name="ce6"/>
        <table:table-column table:style-name="co1" table:default-cell-style-name="ce9"/>
        <table:table-column table:style-name="co1" table:default-cell-style-name="ce31"/>
        <table:table-column table:style-name="co1" table:number-columns-repeated="3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 table:style-name="ce5"/>
          <table:table-cell table:style-name="ce29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55cs125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100" calcext:value-type="float">
            <text:p>1.0000E+02</text:p>
          </table:table-cell>
          <table:table-cell table:style-name="ce17" office:value-type="float" office:value="200000" calcext:value-type="float">
            <text:p>2.0000E+05</text:p>
          </table:table-cell>
          <table:table-cell table:style-name="ce17" office:value-type="float" office:value="300000" calcext:value-type="float">
            <text:p>3.0000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100" calcext:value-type="float">
            <text:p>1.0000E+02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50" calcext:value-type="float">
            <text:p>5.0000E+01</text:p>
          </table:table-cell>
          <table:table-cell office:value-type="float" office:value="23" calcext:value-type="float">
            <text:p>2.3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2473759" calcext:value-type="float">
            <text:p>2.4738E-04</text:p>
          </table:table-cell>
          <table:table-cell table:style-name="ce18" office:value-type="float" office:value="0.0002473759" calcext:value-type="float">
            <text:p>2.4738E-04</text:p>
          </table:table-cell>
          <table:table-cell table:style-name="ce13" office:value-type="float" office:value="0.0002473759" calcext:value-type="float">
            <text:p>2.4738E-04</text:p>
          </table:table-cell>
          <table:table-cell table:style-name="ce18" office:value-type="float" office:value="0.0002473759" calcext:value-type="float">
            <text:p>2.4738E-04</text:p>
          </table:table-cell>
          <table:table-cell office:value-type="float" office:value="0.0002473759" calcext:value-type="float">
            <text:p>2.4738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404243.154334361" calcext:value-type="float">
            <text:p>4.0424E+05</text:p>
          </table:table-cell>
          <table:table-cell table:style-name="ce13" office:value-type="float" office:value="0.0000000522041027679759" calcext:value-type="float">
            <text:p>5.2204E-08</text:p>
          </table:table-cell>
          <table:table-cell table:style-name="ce18" office:value-type="float" office:value="202121.577167181" calcext:value-type="float">
            <text:p>2.0212E+05</text:p>
          </table:table-cell>
          <table:table-cell office:value-type="float" office:value="92975.9258781771" calcext:value-type="float">
            <text:p>9.2976E+04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404243.2" calcext:value-type="float">
            <text:p>4.0424E+05</text:p>
          </table:table-cell>
          <table:table-cell table:style-name="ce14" office:value-type="float" office:value="0.0000000522041" calcext:value-type="float">
            <text:p>5.2204E-08</text:p>
          </table:table-cell>
          <table:table-cell table:style-name="ce19" office:value-type="float" office:value="202121.6" calcext:value-type="float">
            <text:p>2.0212E+05</text:p>
          </table:table-cell>
          <table:table-cell table:style-name="ce19" office:value-type="float" office:value="92975.92" calcext:value-type="float">
            <text:p>9.2976E+04</text:p>
          </table:table-cell>
          <table:table-cell/>
        </table:table-row>
        <table:table-row table:style-name="ro1">
          <table:table-cell office:value-type="string" calcext:value-type="string">
            <text:p>54Xe125</text:p>
          </table:table-cell>
          <table:table-cell table:style-name="ce8"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table:style-name="ce17" office:value-type="float" office:value="200" calcext:value-type="float">
            <text:p>2.0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54" calcext:value-type="float">
            <text:p>5.4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01139295" calcext:value-type="float">
            <text:p>1.1393E-05</text:p>
          </table:table-cell>
          <table:table-cell table:style-name="ce18" office:value-type="float" office:value="0.00001139295" calcext:value-type="float">
            <text:p>1.1393E-05</text:p>
          </table:table-cell>
          <table:table-cell table:style-name="ce13" office:value-type="float" office:value="0.00001139295" calcext:value-type="float">
            <text:p>1.1393E-05</text:p>
          </table:table-cell>
          <table:table-cell table:style-name="ce18" office:value-type="float" office:value="0.00001139295" calcext:value-type="float">
            <text:p>1.1393E-05</text:p>
          </table:table-cell>
          <table:table-cell office:value-type="float" office:value="0.00001139295" calcext:value-type="float">
            <text:p>1.1393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5339068.22014396" calcext:value-type="float">
            <text:p>5.3391E+06</text:p>
          </table:table-cell>
          <table:table-cell table:style-name="ce13" office:value-type="float" office:value="39.1722519550041" calcext:value-type="float">
            <text:p>3.9172E+01</text:p>
          </table:table-cell>
          <table:table-cell table:style-name="ce18" office:value-type="float" office:value="2747878.58874493" calcext:value-type="float">
            <text:p>2.7479E+06</text:p>
          </table:table-cell>
          <table:table-cell office:value-type="float" office:value="4314183.67445759" calcext:value-type="float">
            <text:p>4.3142E+06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5339068" calcext:value-type="float">
            <text:p>5.3391E+06</text:p>
          </table:table-cell>
          <table:table-cell table:style-name="ce14" office:value-type="float" office:value="39.17225" calcext:value-type="float">
            <text:p>3.9172E+01</text:p>
          </table:table-cell>
          <table:table-cell table:style-name="ce19" office:value-type="float" office:value="2747879" calcext:value-type="float">
            <text:p>2.7479E+06</text:p>
          </table:table-cell>
          <table:table-cell table:style-name="ce19" office:value-type="float" office:value="4314184" calcext:value-type="float">
            <text:p>4.3142E+06</text:p>
          </table:table-cell>
          <table:table-cell/>
        </table:table-row>
        <table:table-row table:style-name="ro1">
          <table:table-cell table:style-name="ce5" office:value-type="string" calcext:value-type="string">
            <text:p>53I125</text:p>
          </table:table-cell>
          <table:table-cell table:style-name="ce8" office:value-type="string" calcext:value-type="string">
            <text:p>nstart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table:style-name="ce17" office:value-type="float" office:value="1700000" calcext:value-type="float">
            <text:p>1.700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21" calcext:value-type="float">
            <text:p>2.1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0001350869" calcext:value-type="float">
            <text:p>1.3509E-07</text:p>
          </table:table-cell>
          <table:table-cell table:style-name="ce18" office:value-type="float" office:value="0.0000001350869" calcext:value-type="float">
            <text:p>1.3509E-07</text:p>
          </table:table-cell>
          <table:table-cell table:style-name="ce13" office:value-type="float" office:value="0.0000001350869" calcext:value-type="float">
            <text:p>1.3509E-07</text:p>
          </table:table-cell>
          <table:table-cell table:style-name="ce18" office:value-type="float" office:value="0.0000001350869" calcext:value-type="float">
            <text:p>1.3509E-07</text:p>
          </table:table-cell>
          <table:table-cell office:value-type="float" office:value="0.0000001350869" calcext:value-type="float">
            <text:p>1.3509E-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2885144.94601836" calcext:value-type="float">
            <text:p>2.8851E+06</text:p>
          </table:table-cell>
          <table:table-cell table:style-name="ce13" office:value-type="float" office:value="60.4380011584516" calcext:value-type="float">
            <text:p>6.0438E+01</text:p>
          </table:table-cell>
          <table:table-cell table:style-name="ce18" office:value-type="float" office:value="1563448.4688446" calcext:value-type="float">
            <text:p>1.5634E+06</text:p>
          </table:table-cell>
          <table:table-cell office:value-type="float" office:value="6019057.27337324" calcext:value-type="float">
            <text:p>6.0191E+06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2885145" calcext:value-type="float">
            <text:p>2.8851E+06</text:p>
          </table:table-cell>
          <table:table-cell table:style-name="ce14" office:value-type="float" office:value="60.438" calcext:value-type="float">
            <text:p>6.0438E+01</text:p>
          </table:table-cell>
          <table:table-cell table:style-name="ce19" office:value-type="float" office:value="1563448" calcext:value-type="float">
            <text:p>1.5634E+06</text:p>
          </table:table-cell>
          <table:table-cell table:style-name="ce19" office:value-type="float" office:value="6019057" calcext:value-type="float">
            <text:p>6.0191E+06</text:p>
          </table:table-cell>
          <table:table-cell/>
        </table:table-row>
        <table:table-row table:style-name="ro1">
          <table:table-cell office:value-type="string" calcext:value-type="string">
            <text:p>52Te125</text:p>
          </table:table-cell>
          <table:table-cell office:value-type="string" calcext:value-type="string">
            <text:p>nstart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50000" calcext:value-type="float">
            <text:p>5.000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4" calcext:value-type="float">
            <text:p>4.00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table</text:p>
          </table:table-cell>
          <table:table-cell table:style-name="ce18" office:value-type="string" calcext:value-type="string">
            <text:p>stable</text:p>
          </table:table-cell>
          <table:table-cell table:style-name="ce13" office:value-type="string" calcext:value-type="string">
            <text:p>stable</text:p>
          </table:table-cell>
          <table:table-cell table:style-name="ce18" office:value-type="string" calcext:value-type="string">
            <text:p>stable</text:p>
          </table:table-cell>
          <table:table-cell office:value-type="string" calcext:value-type="string">
            <text:p>s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11543.640160216" calcext:value-type="float">
            <text:p>1.1544E+04</text:p>
          </table:table-cell>
          <table:table-cell table:style-name="ce13" office:value-type="float" office:value="0.389746771170133" calcext:value-type="float">
            <text:p>3.8975E-01</text:p>
          </table:table-cell>
          <table:table-cell table:style-name="ce18" office:value-type="float" office:value="6551.31361380131" calcext:value-type="float">
            <text:p>6.5513E+03</text:p>
          </table:table-cell>
          <table:table-cell office:value-type="float" office:value="436783.127241496" calcext:value-type="float">
            <text:p>4.3678E+05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11543.6" calcext:value-type="float">
            <text:p>1.1544E+04</text:p>
          </table:table-cell>
          <table:table-cell table:style-name="ce14" office:value-type="float" office:value="0.3897453" calcext:value-type="float">
            <text:p>3.8975E-01</text:p>
          </table:table-cell>
          <table:table-cell table:style-name="ce19" office:value-type="float" office:value="6551.289" calcext:value-type="float">
            <text:p>6.5513E+03</text:p>
          </table:table-cell>
          <table:table-cell table:style-name="ce19" office:value-type="float" office:value="436783" calcext:value-type="float">
            <text:p>4.3678E+05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5]-[.C6];2)" office:value-type="float" office:value="0" calcext:value-type="float">
            <text:p>0</text:p>
          </table:table-cell>
          <table:table-cell table:formula="of:=POWER([.D5]-[.D6];2)" office:value-type="float" office:value="0.00208535058408873" calcext:value-type="float">
            <text:p>0.002085350584089</text:p>
          </table:table-cell>
          <table:table-cell table:formula="of:=POWER([.E5]-[.E6];2)" office:value-type="float" office:value="7.66169059405778E-030" calcext:value-type="float">
            <text:p>7.66169059405778E-30</text:p>
          </table:table-cell>
          <table:table-cell table:formula="of:=POWER([.F5]-[.F6];2)" office:value-type="float" office:value="0.000521337623428417" calcext:value-type="float">
            <text:p>0.000521337623428</text:p>
          </table:table-cell>
          <table:table-cell table:style-name="Default" table:formula="of:=POWER([.G5]-[.G6];2)" office:value-type="float" office:value="0.0000345529661090302" calcext:value-type="float">
            <text:p>3.45529661090302E-05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10]-[.C11];2)" office:value-type="float" office:value="0" calcext:value-type="float">
            <text:p>0</text:p>
          </table:table-cell>
          <table:table-cell table:formula="of:=POWER([.D10]-[.D11];2)" office:value-type="float" office:value="0.0484633630617509" calcext:value-type="float">
            <text:p>0.048463363061751</text:p>
          </table:table-cell>
          <table:table-cell table:formula="of:=POWER([.E10]-[.E11];2)" office:value-type="float" office:value="0.00000000000382204103772988" calcext:value-type="float">
            <text:p>3.82204103772988E-12</text:p>
          </table:table-cell>
          <table:table-cell table:formula="of:=POWER([.F10]-[.F11];2)" office:value-type="float" office:value="0.169130732607563" calcext:value-type="float">
            <text:p>0.169130732607563</text:p>
          </table:table-cell>
          <table:table-cell table:style-name="Default" table:formula="of:=POWER([.G10]-[.G11];2)" office:value-type="float" office:value="0.1059778606463" calcext:value-type="float">
            <text:p>0.1059778606463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15]-[.C16];2)" office:value-type="float" office:value="0" calcext:value-type="float">
            <text:p>0</text:p>
          </table:table-cell>
          <table:table-cell table:formula="of:=POWER([.D15]-[.D16];2)" office:value-type="float" office:value="0.00291401744742573" calcext:value-type="float">
            <text:p>0.002914017447426</text:p>
          </table:table-cell>
          <table:table-cell table:formula="of:=POWER([.E15]-[.E16];2)" office:value-type="float" office:value="0.00000000000134201010023772" calcext:value-type="float">
            <text:p>1.34201010023772E-12</text:p>
          </table:table-cell>
          <table:table-cell table:formula="of:=POWER([.F15]-[.F16];2)" office:value-type="float" office:value="0.219815258969638" calcext:value-type="float">
            <text:p>0.219815258969638</text:p>
          </table:table-cell>
          <table:table-cell table:style-name="Default" table:formula="of:=POWER([.G15]-[.G16];2)" office:value-type="float" office:value="0.0747329281696801" calcext:value-type="float">
            <text:p>0.07473292816968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20]-[.C21];2)" office:value-type="float" office:value="0" calcext:value-type="float">
            <text:p>0</text:p>
          </table:table-cell>
          <table:table-cell table:formula="of:=POWER([.D20]-[.D21];2)" office:value-type="float" office:value="0.00161284294916697" calcext:value-type="float">
            <text:p>0.001612842949167</text:p>
          </table:table-cell>
          <table:table-cell table:formula="of:=POWER([.E20]-[.E21];2)" office:value-type="float" office:value="0.00000000000216434156037667" calcext:value-type="float">
            <text:p>2.16434156037667E-12</text:p>
          </table:table-cell>
          <table:table-cell table:formula="of:=POWER([.F20]-[.F21];2)" office:value-type="float" office:value="0.000605839214923092" calcext:value-type="float">
            <text:p>0.000605839214923</text:p>
          </table:table-cell>
          <table:table-cell table:style-name="Default" table:formula="of:=POWER([.G20]-[.G21];2)" office:value-type="float" office:value="0.0161903983034817" calcext:value-type="float">
            <text:p>0.016190398303482</text:p>
          </table:table-cell>
          <table:table-cell table:formula="of:=SUM([.C24:.G27])" office:value-type="float" office:value="0.642084482550884" calcext:value-type="float">
            <text:p>0.642084482550884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formula="of:=ABS(1-[.D5]/[.D6])*100" office:value-type="float" office:value="0.0000112965756748906" calcext:value-type="float">
            <text:p>1.12965756748906E-05</text:p>
          </table:table-cell>
          <table:table-cell table:formula="of:=ABS(1-[.E5]/[.E6])*100" office:value-type="float" office:value="0.0000053022193746699" calcext:value-type="float">
            <text:p>5.3022193746699E-06</text:p>
          </table:table-cell>
          <table:table-cell table:formula="of:=ABS(1-[.F5]/[.F6])*100" office:value-type="float" office:value="0.0000112965754306416" calcext:value-type="float">
            <text:p>1.12965754306416E-05</text:p>
          </table:table-cell>
          <table:table-cell table:style-name="Default" table:formula="of:=ABS(1-[.G5]/[.G6])*100" office:value-type="float" office:value="0.00000632225753971483" calcext:value-type="float">
            <text:p>6.32225753971483E-06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10]/[.D11])*100" office:value-type="float" office:value="0.0000041232657066459" calcext:value-type="float">
            <text:p>4.1232657066459E-06</text:p>
          </table:table-cell>
          <table:table-cell table:formula="of:=ABS(1-[.E10]/[.E11])*100" office:value-type="float" office:value="0.00000499078838256395" calcext:value-type="float">
            <text:p>4.99078838256395E-06</text:p>
          </table:table-cell>
          <table:table-cell table:formula="of:=ABS(1-[.F10]/[.F11])*100" office:value-type="float" office:value="0.0000149662728987643" calcext:value-type="float">
            <text:p>1.49662728987643E-05</text:p>
          </table:table-cell>
          <table:table-cell table:style-name="Default" table:formula="of:=ABS(1-[.G10]/[.G11])*100" office:value-type="float" office:value="0.00000754586290119264" calcext:value-type="float">
            <text:p>7.54586290119264E-06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15]/[.D16])*100" office:value-type="float" office:value="0.00000187101999449268" calcext:value-type="float">
            <text:p>1.87101999449268E-06</text:p>
          </table:table-cell>
          <table:table-cell table:formula="of:=ABS(1-[.E15]/[.E16])*100" office:value-type="float" office:value="0.00000191676030603105" calcext:value-type="float">
            <text:p>1.91676030603105E-06</text:p>
          </table:table-cell>
          <table:table-cell table:formula="of:=ABS(1-[.F15]/[.F16])*100" office:value-type="float" office:value="0.0000299878601728309" calcext:value-type="float">
            <text:p>2.99878601728309E-05</text:p>
          </table:table-cell>
          <table:table-cell table:style-name="Default" table:formula="of:=ABS(1-[.G15]/[.G16])*100" office:value-type="float" office:value="0.00000454179516218289" calcext:value-type="float">
            <text:p>4.54179516218289E-06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20]/[.D21])*100" office:value-type="float" office:value="0.000347900273744983" calcext:value-type="float">
            <text:p>0.000347900273745</text:p>
          </table:table-cell>
          <table:table-cell table:formula="of:=ABS(1-[.E20]/[.E21])*100" office:value-type="float" office:value="0.000377469627732552" calcext:value-type="float">
            <text:p>0.000377469627733</text:p>
          </table:table-cell>
          <table:table-cell table:formula="of:=ABS(1-[.F20]/[.F21])*100" office:value-type="float" office:value="0.000375709288813475" calcext:value-type="float">
            <text:p>0.000375709288813</text:p>
          </table:table-cell>
          <table:table-cell table:style-name="Default" table:formula="of:=ABS(1-[.G20]/[.G21])*100" office:value-type="float" office:value="0.0000291315128908565" calcext:value-type="float">
            <text:p>2.91315128908565E-05</text:p>
          </table:table-cell>
          <table:table-cell table:formula="of:=SUM([.D29:.G32])" office:value-type="float" office:value="0.00123437195672649" calcext:value-type="float">
            <text:p>0.001234371956726</text:p>
          </table:table-cell>
        </table:table-row>
      </table:table>
      <table:table table:name="83Bi213" table:style-name="ta1">
        <table:table-column table:style-name="co1" table:default-cell-style-name="ce6"/>
        <table:table-column table:style-name="co3" table:default-cell-style-name="ce9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1" table:default-cell-style-name="ce24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213Bi83</text:p>
          </table:table-cell>
          <table:table-cell table:style-name="ce8" office:value-type="string" calcext:value-type="string">
            <text:p>nstart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100" calcext:value-type="float">
            <text:p>1.0000E+02</text:p>
          </table:table-cell>
          <table:table-cell table:style-name="ce17" office:value-type="float" office:value="10000000000" calcext:value-type="float">
            <text:p>1.0000E+10</text:p>
          </table:table-cell>
          <table:table-cell table:style-name="ce23" office:value-type="float" office:value="10000000000" calcext:value-type="float">
            <text:p>1.0000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100" calcext:value-type="float">
            <text:p>1.0000E+02</text:p>
          </table:table-cell>
          <table:table-cell table:style-name="ce13" office:value-type="float" office:value="0" calcext:value-type="float">
            <text:p>0.0000E+00</text:p>
          </table:table-cell>
          <table:table-cell table:number-columns-repeated="2" office:value-type="float" office:value="300000" calcext:value-type="float">
            <text:p>3.0000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3" office:value-type="float" office:value="0.0000253398837669059" calcext:value-type="float">
            <text:p>2.5340E-05</text:p>
          </table:table-cell>
          <table:table-cell office:value-type="float" office:value="0.0000253398837669059" calcext:value-type="float">
            <text:p>2.5340E-05</text:p>
          </table:table-cell>
          <table:table-cell table:style-name="ce13" office:value-type="float" office:value="0.0000253398837669059" calcext:value-type="float">
            <text:p>2.5340E-05</text:p>
          </table:table-cell>
          <table:table-cell table:number-columns-repeated="2" office:value-type="float" office:value="0.0000253398837669059" calcext:value-type="float">
            <text:p>2.5340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394634.805231255" calcext:value-type="float">
            <text:p>3.9463E+05</text:p>
          </table:table-cell>
          <table:table-cell table:style-name="ce13" office:value-type="float" office:value="0.000000031024476372475" calcext:value-type="float">
            <text:p>3.1024E-08</text:p>
          </table:table-cell>
          <table:table-cell table:number-columns-repeated="2" office:value-type="float" office:value="1183904426.61552" calcext:value-type="float">
            <text:p>1.1839E+09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14" office:value-type="float" office:value="0" calcext:value-type="float">
            <text:p>0.0000E+00</text:p>
          </table:table-cell>
          <table:table-cell table:style-name="ce19" office:value-type="float" office:value="394634.8" calcext:value-type="float">
            <text:p>3.9463E+05</text:p>
          </table:table-cell>
          <table:table-cell table:style-name="ce14" office:value-type="float" office:value="0.00000003102448" calcext:value-type="float">
            <text:p>3.1024E-08</text:p>
          </table:table-cell>
          <table:table-cell table:style-name="ce19" office:value-type="float" office:value="1183904000" calcext:value-type="float">
            <text:p>1.1839E+09</text:p>
          </table:table-cell>
          <table:table-cell table:style-name="ce25" office:value-type="float" office:value="1183904000" calcext:value-type="float">
            <text:p>1.1839E+09</text:p>
          </table:table-cell>
          <table:table-cell/>
        </table:table-row>
        <table:table-row table:style-name="ro1">
          <table:table-cell office:value-type="string" calcext:value-type="string">
            <text:p>213Po84</text:p>
          </table:table-cell>
          <table:table-cell office:value-type="string" calcext:value-type="string">
            <text:p>nstart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000000" calcext:value-type="float">
            <text:p>2.0000E+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7000" calcext:value-type="float">
            <text:p>7.000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3" office:value-type="float" office:value="187337.075827012" calcext:value-type="float">
            <text:p>1.8734E+05</text:p>
          </table:table-cell>
          <table:table-cell office:value-type="float" office:value="187337.075827012" calcext:value-type="float">
            <text:p>1.8734E+05</text:p>
          </table:table-cell>
          <table:table-cell table:style-name="ce13" office:value-type="float" office:value="187337.075827012" calcext:value-type="float">
            <text:p>1.8734E+05</text:p>
          </table:table-cell>
          <table:table-cell table:number-columns-repeated="2" office:value-type="float" office:value="187337.075827012" calcext:value-type="float">
            <text:p>1.8734E+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.00845942468065164" calcext:value-type="float">
            <text:p>8.4594E-03</text:p>
          </table:table-cell>
          <table:table-cell table:style-name="ce13" office:value-type="float" office:value="6.65043284060535E-016" calcext:value-type="float">
            <text:p>6.6504E-16</text:p>
          </table:table-cell>
          <table:table-cell office:value-type="float" office:value="25.3782742760745" calcext:value-type="float">
            <text:p>2.5378E+01</text:p>
          </table:table-cell>
          <table:table-cell office:value-type="float" office:value="25.9830743325883" calcext:value-type="float">
            <text:p>2.5983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analyt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.0005226408" calcext:value-type="float">
            <text:p>5.2264E-04</text:p>
          </table:table-cell>
          <table:table-cell table:style-name="ce13" office:value-type="float" office:value="4.108775E-017" calcext:value-type="float">
            <text:p>4.1088E-17</text:p>
          </table:table-cell>
          <table:table-cell office:value-type="float" office:value="1.567922" calcext:value-type="float">
            <text:p>1.5679E+00</text:p>
          </table:table-cell>
          <table:table-cell office:value-type="float" office:value="1.605288" calcext:value-type="float">
            <text:p>1.6053E+00</text:p>
          </table:table-cell>
          <table:table-cell/>
        </table:table-row>
        <table:table-row table:style-name="ro1">
          <table:table-cell table:style-name="ce5" office:value-type="string" calcext:value-type="string">
            <text:p>209Tl81</text:p>
          </table:table-cell>
          <table:table-cell table:style-name="ce8" office:value-type="string" calcext:value-type="string">
            <text:p>nstart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23" office:value-type="float" office:value="2000000" calcext:value-type="float">
            <text:p>2.000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000" calcext:value-type="float">
            <text:p>2.000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3" office:value-type="float" office:value="0.00534588292889052" calcext:value-type="float">
            <text:p>5.3459E-03</text:p>
          </table:table-cell>
          <table:table-cell office:value-type="float" office:value="0.00534588292889052" calcext:value-type="float">
            <text:p>5.3459E-03</text:p>
          </table:table-cell>
          <table:table-cell table:style-name="ce13" office:value-type="float" office:value="0.00534588292889052" calcext:value-type="float">
            <text:p>5.3459E-03</text:p>
          </table:table-cell>
          <table:table-cell table:number-columns-repeated="2" office:value-type="float" office:value="0.00534588292889052" calcext:value-type="float">
            <text:p>5.3459E-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390.955151046032" calcext:value-type="float">
            <text:p>3.9096E+02</text:p>
          </table:table-cell>
          <table:table-cell table:style-name="ce13" office:value-type="float" office:value="0.0000000000322645625897218" calcext:value-type="float">
            <text:p>3.2265E-11</text:p>
          </table:table-cell>
          <table:table-cell office:value-type="float" office:value="1172865.4641104" calcext:value-type="float">
            <text:p>1.1729E+06</text:p>
          </table:table-cell>
          <table:table-cell office:value-type="float" office:value="4914063.10947229" calcext:value-type="float">
            <text:p>4.9141E+06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14" office:value-type="float" office:value="0" calcext:value-type="float">
            <text:p>0.0000E+00</text:p>
          </table:table-cell>
          <table:table-cell table:style-name="ce19" office:value-type="float" office:value="390.9551" calcext:value-type="float">
            <text:p>3.9096E+02</text:p>
          </table:table-cell>
          <table:table-cell table:style-name="ce14" office:value-type="float" office:value="0.00000000003226456" calcext:value-type="float">
            <text:p>3.2265E-11</text:p>
          </table:table-cell>
          <table:table-cell table:style-name="ce19" office:value-type="float" office:value="1172865" calcext:value-type="float">
            <text:p>1.1729E+06</text:p>
          </table:table-cell>
          <table:table-cell table:style-name="ce25" office:value-type="float" office:value="4914062" calcext:value-type="float">
            <text:p>4.9141E+06</text:p>
          </table:table-cell>
          <table:table-cell/>
        </table:table-row>
        <table:table-row table:style-name="ro1">
          <table:table-cell office:value-type="string" calcext:value-type="string">
            <text:p>209Pb82</text:p>
          </table:table-cell>
          <table:table-cell office:value-type="string" calcext:value-type="string">
            <text:p>nstart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10000000" calcext:value-type="float">
            <text:p>1.0000E+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1" calcext:value-type="float">
            <text:p>1.00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3" office:value-type="float" office:value="0.000058755228406736" calcext:value-type="float">
            <text:p>5.8755E-05</text:p>
          </table:table-cell>
          <table:table-cell office:value-type="float" office:value="0.000058755228406736" calcext:value-type="float">
            <text:p>5.8755E-05</text:p>
          </table:table-cell>
          <table:table-cell table:style-name="ce13" office:value-type="float" office:value="0.000058755228406736" calcext:value-type="float">
            <text:p>5.8755E-05</text:p>
          </table:table-cell>
          <table:table-cell table:number-columns-repeated="2" office:value-type="float" office:value="0.000058755228406736" calcext:value-type="float">
            <text:p>5.8755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1688142.31335638" calcext:value-type="float">
            <text:p>1.6881E+06</text:p>
          </table:table-cell>
          <table:table-cell table:style-name="ce13" office:value-type="float" office:value="0.812812427136558" calcext:value-type="float">
            <text:p>8.1281E-01</text:p>
          </table:table-cell>
          <table:table-cell office:value-type="float" office:value="5145708195.04458" calcext:value-type="float">
            <text:p>5.1457E+09</text:p>
          </table:table-cell>
          <table:table-cell office:value-type="float" office:value="5602566560.3589" calcext:value-type="float">
            <text:p>5.6026E+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analyt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1688142" calcext:value-type="float">
            <text:p>1.6881E+06</text:p>
          </table:table-cell>
          <table:table-cell table:style-name="ce13" office:value-type="float" office:value="0.8128124" calcext:value-type="float">
            <text:p>8.1281E-01</text:p>
          </table:table-cell>
          <table:table-cell office:value-type="float" office:value="5145708000" calcext:value-type="float">
            <text:p>5.1457E+09</text:p>
          </table:table-cell>
          <table:table-cell office:value-type="float" office:value="5602567000" calcext:value-type="float">
            <text:p>5.6026E+09</text:p>
          </table:table-cell>
          <table:table-cell/>
        </table:table-row>
        <table:table-row table:style-name="ro1">
          <table:table-cell table:style-name="ce5" office:value-type="string" calcext:value-type="string">
            <text:p>209Bi83</text:p>
          </table:table-cell>
          <table:table-cell table:style-name="ce8" office:value-type="string" calcext:value-type="string">
            <text:p>nstart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23" office:value-type="float" office:value="1000000" calcext:value-type="float">
            <text:p>1.0000E+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0" calcext:value-type="float">
            <text:p>0.0000E+00</text:p>
          </table:table-cell>
          <table:table-cell office:value-type="float" office:value="350000000" calcext:value-type="float">
            <text:p>3.5000E+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3" office:value-type="float" office:value="1.15602754623953E-027" calcext:value-type="float">
            <text:p>1.1560E-27</text:p>
          </table:table-cell>
          <table:table-cell office:value-type="float" office:value="1.15602754623953E-027" calcext:value-type="float">
            <text:p>1.1560E-27</text:p>
          </table:table-cell>
          <table:table-cell table:style-name="ce13" office:value-type="float" office:value="1.15602754623953E-027" calcext:value-type="float">
            <text:p>1.1560E-27</text:p>
          </table:table-cell>
          <table:table-cell table:number-columns-repeated="2" office:value-type="float" office:value="1.15602754623953E-027" calcext:value-type="float">
            <text:p>1.1560E-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13" office:value-type="float" office:value="0" calcext:value-type="float">
            <text:p>0.0000E+00</text:p>
          </table:table-cell>
          <table:table-cell office:value-type="float" office:value="6556831.8388512" calcext:value-type="float">
            <text:p>6.5568E+06</text:p>
          </table:table-cell>
          <table:table-cell table:style-name="ce13" office:value-type="float" office:value="99.1871864242523" calcext:value-type="float">
            <text:p>9.9187E+01</text:p>
          </table:table-cell>
          <table:table-cell office:value-type="float" office:value="29589214184.5229" calcext:value-type="float">
            <text:p>2.9589E+10</text:p>
          </table:table-cell>
          <table:table-cell office:value-type="float" office:value="30271494500519.5" calcext:value-type="float">
            <text:p>3.0271E+13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14" office:value-type="float" office:value="0" calcext:value-type="float">
            <text:p>0.0000E+00</text:p>
          </table:table-cell>
          <table:table-cell table:style-name="ce19" office:value-type="float" office:value="6556832" calcext:value-type="float">
            <text:p>6.5568E+06</text:p>
          </table:table-cell>
          <table:table-cell table:style-name="ce14" office:value-type="float" office:value="99.18719" calcext:value-type="float">
            <text:p>9.9187E+01</text:p>
          </table:table-cell>
          <table:table-cell table:style-name="ce19" office:value-type="float" office:value="29589210000" calcext:value-type="float">
            <text:p>2.9589E+10</text:p>
          </table:table-cell>
          <table:table-cell table:style-name="ce25" office:value-type="float" office:value="30271490000000" calcext:value-type="float">
            <text:p>3.0271E+13</text:p>
          </table:table-cell>
          <table:table-cell/>
        </table:table-row>
        <table:table-row table:style-name="ro1">
          <table:table-cell office:value-type="string" calcext:value-type="string">
            <text:p>205Tl81</text:p>
          </table:table-cell>
          <table:table-cell office:value-type="string" calcext:value-type="string">
            <text:p>nstart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0.0000000001" calcext:value-type="float">
            <text:p>1.00E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0.0000000001" calcext:value-type="float">
            <text:p>1.00E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table</text:p>
          </table:table-cell>
          <table:table-cell table:style-name="ce9" office:value-type="string" calcext:value-type="string">
            <text:p>Stable</text:p>
          </table:table-cell>
          <table:table-cell office:value-type="string" calcext:value-type="string">
            <text:p>Stable</text:p>
          </table:table-cell>
          <table:table-cell table:style-name="ce9" office:value-type="string" calcext:value-type="string">
            <text:p>Stable</text:p>
          </table:table-cell>
          <table:table-cell table:style-name="ce27" office:value-type="string" calcext:value-type="string">
            <text:p>S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table:style-name="ce2" office:value-type="float" office:value="0" calcext:value-type="float">
            <text:p>0.00000E+00</text:p>
          </table:table-cell>
          <table:table-cell table:style-name="ce20" office:value-type="float" office:value="0" calcext:value-type="float">
            <text:p>0.00000E+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formula="of:=POWER([.C7]-[.C8];2)" office:value-type="float" office:value="0" calcext:value-type="float">
            <text:p>0</text:p>
          </table:table-cell>
          <table:table-cell table:style-name="Default" table:formula="of:=POWER([.D7]-[.D8];2)" office:value-type="float" office:value="0.0000273660291380234" calcext:value-type="float">
            <text:p>2.73660291380234E-05</text:p>
          </table:table-cell>
          <table:table-cell table:formula="of:=POWER([.E7]-[.E8];2)" office:value-type="float" office:value="1.31589376628473E-029" calcext:value-type="float">
            <text:p>1.31589376628473E-29</text:p>
          </table:table-cell>
          <table:table-cell table:style-name="Default" table:formula="of:=POWER([.F7]-[.F8];2)" office:value-type="float" office:value="182000.801905261" calcext:value-type="float">
            <text:p>182000.801905261</text:p>
          </table:table-cell>
          <table:table-cell table:style-name="Default" table:formula="of:=POWER([.G7]-[.G8];2)" office:value-type="float" office:value="182000.801905261" calcext:value-type="float">
            <text:p>182000.801905261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POWER([.C12]-[.C13];2)" office:value-type="float" office:value="0" calcext:value-type="float">
            <text:p>0</text:p>
          </table:table-cell>
          <table:table-cell table:style-name="Default" table:formula="of:=POWER([.D12]-[.D13];2)" office:value-type="float" office:value="0.0000629925383681717" calcext:value-type="float">
            <text:p>6.29925383681717E-05</text:p>
          </table:table-cell>
          <table:table-cell table:formula="of:=POWER([.E12]-[.E13];2)" office:value-type="float" office:value="3.89320508484767E-031" calcext:value-type="float">
            <text:p>3.89320508484767E-31</text:p>
          </table:table-cell>
          <table:table-cell table:style-name="Default" table:formula="of:=POWER([.F12]-[.F13];2)" office:value-type="float" office:value="566.932875510766" calcext:value-type="float">
            <text:p>566.932875510766</text:p>
          </table:table-cell>
          <table:table-cell table:style-name="Default" table:formula="of:=POWER([.G12]-[.G13];2)" office:value-type="float" office:value="594.276466477329" calcext:value-type="float">
            <text:p>594.276466477329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POWER([.C17]-[.C18];2)" office:value-type="float" office:value="0" calcext:value-type="float">
            <text:p>0</text:p>
          </table:table-cell>
          <table:table-cell table:style-name="Default" table:formula="of:=POWER([.D17]-[.D18];2)" office:value-type="float" office:value="0.00000000260569737845787" calcext:value-type="float">
            <text:p>2.60569737845787E-09</text:p>
          </table:table-cell>
          <table:table-cell table:formula="of:=POWER([.E17]-[.E18];2)" office:value-type="float" office:value="6.70665898955388E-036" calcext:value-type="float">
            <text:p>6.70665898955388E-36</text:p>
          </table:table-cell>
          <table:table-cell table:style-name="Default" table:formula="of:=POWER([.F17]-[.F18];2)" office:value-type="float" office:value="0.21539846344576" calcext:value-type="float">
            <text:p>0.21539846344576</text:p>
          </table:table-cell>
          <table:table-cell table:style-name="Default" table:formula="of:=POWER([.G17]-[.G18];2)" office:value-type="float" office:value="1.23092876157097" calcext:value-type="float">
            <text:p>1.23092876157097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POWER([.C22]-[.C23];2)" office:value-type="float" office:value="0" calcext:value-type="float">
            <text:p>0</text:p>
          </table:table-cell>
          <table:table-cell table:style-name="Default" table:formula="of:=POWER([.D22]-[.D23];2)" office:value-type="float" office:value="0.0981922208731416" calcext:value-type="float">
            <text:p>0.098192220873142</text:p>
          </table:table-cell>
          <table:table-cell table:formula="of:=POWER([.E22]-[.E23];2)" office:value-type="float" office:value="7.36392786150033E-016" calcext:value-type="float">
            <text:p>7.36392786150033E-16</text:p>
          </table:table-cell>
          <table:table-cell table:style-name="Default" table:formula="of:=POWER([.F22]-[.F23];2)" office:value-type="float" office:value="38042.3883666593" calcext:value-type="float">
            <text:p>38042.3883666593</text:p>
          </table:table-cell>
          <table:table-cell table:style-name="Default" table:formula="of:=POWER([.G22]-[.G23];2)" office:value-type="float" office:value="193284.296747493" calcext:value-type="float">
            <text:p>193284.296747493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POWER([.C27]-[.C28];2)" office:value-type="float" office:value="0" calcext:value-type="float">
            <text:p>0</text:p>
          </table:table-cell>
          <table:table-cell table:style-name="Default" table:formula="of:=POWER([.D27]-[.D28];2)" office:value-type="float" office:value="0.0259689356071437" calcext:value-type="float">
            <text:p>0.025968935607144</text:p>
          </table:table-cell>
          <table:table-cell table:formula="of:=POWER([.E27]-[.E28];2)" office:value-type="float" office:value="0.0000000000127859715993018" calcext:value-type="float">
            <text:p>1.27859715993018E-11</text:p>
          </table:table-cell>
          <table:table-cell table:style-name="Default" table:formula="of:=POWER([.F27]-[.F28];2)" office:value-type="float" office:value="17510231.8975085" calcext:value-type="float">
            <text:p>17510231.8975085</text:p>
          </table:table-cell>
          <table:table-cell table:style-name="Default" table:formula="of:=POWER([.G27]-[.G28];2)" office:value-type="float" office:value="20254675769880.2" calcext:value-type="float">
            <text:p>20254675769880.2</text:p>
          </table:table-cell>
          <table:table-cell/>
        </table:table-row>
        <table:table-row table:style-name="ro1">
          <table:table-cell table:style-name="Default" table:number-columns-repeated="2"/>
          <table:table-cell table:formula="of:=POWER([.C32]-[.C33];2)" office:value-type="float" office:value="0" calcext:value-type="float">
            <text:p>0</text:p>
          </table:table-cell>
          <table:table-cell table:style-name="Default" table:formula="of:=POWER([.D32]-[.D33];2)" office:value-type="float" office:value="0" calcext:value-type="float">
            <text:p>0</text:p>
          </table:table-cell>
          <table:table-cell table:formula="of:=POWER([.E32]-[.E33];2)" office:value-type="float" office:value="0" calcext:value-type="float">
            <text:p>0</text:p>
          </table:table-cell>
          <table:table-cell table:style-name="Default" table:formula="of:=POWER([.F32]-[.F33];2)" office:value-type="float" office:value="0" calcext:value-type="float">
            <text:p>0</text:p>
          </table:table-cell>
          <table:table-cell table:style-name="Default" table:formula="of:=POWER([.G32]-[.G33];2)" office:value-type="float" office:value="0" calcext:value-type="float">
            <text:p>0</text:p>
          </table:table-cell>
          <table:table-cell table:formula="of:=SUM([.D36:.G41])" office:value-type="float" office:value="20254693876603.2" calcext:value-type="float">
            <text:p>20254693876603.2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formula="of:=ABS(1-[.D7]/[.D8])*100" office:value-type="float" office:value="0.0000013255939457224" calcext:value-type="float">
            <text:p>1.3255939457224E-06</text:p>
          </table:table-cell>
          <table:table-cell table:formula="of:=ABS(1-[.E7]/[.E8])*100" office:value-type="float" office:value="0.0000116924602888702" calcext:value-type="float">
            <text:p>1.16924602888702E-05</text:p>
          </table:table-cell>
          <table:table-cell table:style-name="Default" table:formula="of:=ABS(1-[.F7]/[.F8])*100" office:value-type="float" office:value="0.0000360346379402188" calcext:value-type="float">
            <text:p>3.60346379402188E-05</text:p>
          </table:table-cell>
          <table:table-cell table:style-name="Default" table:formula="of:=ABS(1-[.G7]/[.G8])*100" office:value-type="float" office:value="0.0000360346379402188" calcext:value-type="float">
            <text:p>3.60346379402188E-05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formula="of:=ABS(1-[.D12]/[.D13])*100" office:value-type="float" office:value="1518.59247893613" calcext:value-type="float">
            <text:p>1518.59247893613</text:p>
          </table:table-cell>
          <table:table-cell table:formula="of:=ABS(1-[.E12]/[.E13])*100" office:value-type="float" office:value="1518.59260743296" calcext:value-type="float">
            <text:p>1518.59260743296</text:p>
          </table:table-cell>
          <table:table-cell table:style-name="Default" table:formula="of:=ABS(1-[.F12]/[.F13])*100" office:value-type="float" office:value="1518.59290679476" calcext:value-type="float">
            <text:p>1518.59290679476</text:p>
          </table:table-cell>
          <table:table-cell table:style-name="Default" table:formula="of:=ABS(1-[.G12]/[.G13])*100" office:value-type="float" office:value="1518.59269692344" calcext:value-type="float">
            <text:p>1518.5926969234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formula="of:=ABS(1-[.D17]/[.D18])*100" office:value-type="float" office:value="0.0000130567505030044" calcext:value-type="float">
            <text:p>1.30567505030044E-05</text:p>
          </table:table-cell>
          <table:table-cell table:formula="of:=ABS(1-[.E17]/[.E18])*100" office:value-type="float" office:value="0.00000802652135867277" calcext:value-type="float">
            <text:p>8.02652135867277E-06</text:p>
          </table:table-cell>
          <table:table-cell table:style-name="Default" table:formula="of:=ABS(1-[.F17]/[.F18])*100" office:value-type="float" office:value="0.0000395706581723942" calcext:value-type="float">
            <text:p>3.95706581723942E-05</text:p>
          </table:table-cell>
          <table:table-cell table:style-name="Default" table:formula="of:=ABS(1-[.G17]/[.G18])*100" office:value-type="float" office:value="0.0000225774988038552" calcext:value-type="float">
            <text:p>2.25774988038552E-05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formula="of:=ABS(1-[.D22]/[.D23])*100" office:value-type="float" office:value="0.0000185622050841161" calcext:value-type="float">
            <text:p>1.85622050841161E-05</text:p>
          </table:table-cell>
          <table:table-cell table:formula="of:=ABS(1-[.E22]/[.E23])*100" office:value-type="float" office:value="0.00000333860041834555" calcext:value-type="float">
            <text:p>3.33860041834555E-06</text:p>
          </table:table-cell>
          <table:table-cell table:style-name="Default" table:formula="of:=ABS(1-[.F22]/[.F23])*100" office:value-type="float" office:value="0.00000379043234577381" calcext:value-type="float">
            <text:p>3.79043234577381E-06</text:p>
          </table:table-cell>
          <table:table-cell table:style-name="Default" table:formula="of:=ABS(1-[.G22]/[.G23])*100" office:value-type="float" office:value="0.00000784713685142435" calcext:value-type="float">
            <text:p>7.84713685142435E-06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formula="of:=ABS(1-[.D27]/[.D28])*100" office:value-type="float" office:value="0.00000245772348028694" calcext:value-type="float">
            <text:p>2.45772348028694E-06</text:p>
          </table:table-cell>
          <table:table-cell table:formula="of:=ABS(1-[.E27]/[.E28])*100" office:value-type="float" office:value="0.00000360504990304378" calcext:value-type="float">
            <text:p>3.60504990304378E-06</text:p>
          </table:table-cell>
          <table:table-cell table:style-name="Default" table:formula="of:=ABS(1-[.F27]/[.F28])*100" office:value-type="float" office:value="0.0000141420568589012" calcext:value-type="float">
            <text:p>1.41420568589012E-05</text:p>
          </table:table-cell>
          <table:table-cell table:style-name="Default" table:formula="of:=ABS(1-[.G27]/[.G28])*100" office:value-type="float" office:value="0.0000148671885691343" calcext:value-type="float">
            <text:p>1.48671885691343E-05</text:p>
          </table:table-cell>
          <table:table-cell table:formula="of:=SUM([.D44:.G48])" office:value-type="float" office:value="6074.37092701644" calcext:value-type="float">
            <text:p>6074.3709270164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formula="of:=SUM([.D46:.G48];[.D44:.G44])" office:value-type="float" office:value="0.000236929152463983" calcext:value-type="float">
            <text:p>0.000236929152464</text:p>
          </table:table-cell>
        </table:table-row>
      </table:table>
      <table:table table:name="84Po216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49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4Po216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100" calcext:value-type="float">
            <text:p>1.0000E+02</text:p>
          </table:table-cell>
          <table:table-cell table:style-name="ce17" office:value-type="float" office:value="50000" calcext:value-type="float">
            <text:p>5.0000E+04</text:p>
          </table:table-cell>
          <table:table-cell table:style-name="ce90" office:value-type="float" office:value="100" calcext:value-type="float">
            <text:p>1.00000E+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100" calcext:value-type="float">
            <text:p>1.0000E+02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350" calcext:value-type="float">
            <text:p>3.5000E+02</text:p>
          </table:table-cell>
          <table:table-cell office:value-type="float" office:value="0.2" calcext:value-type="float">
            <text:p>2.00000E-0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float" office:value="4.683427" calcext:value-type="float">
            <text:p>4.68E+00</text:p>
          </table:table-cell>
          <table:table-cell table:style-name="ce71" office:value-type="float" office:value="4.683427" calcext:value-type="float">
            <text:p>4.68E+00</text:p>
          </table:table-cell>
          <table:table-cell table:style-name="ce1" office:value-type="float" office:value="4.683427" calcext:value-type="float">
            <text:p>4.68E+00</text:p>
          </table:table-cell>
          <table:table-cell table:style-name="ce71" office:value-type="float" office:value="4.683427" calcext:value-type="float">
            <text:p>4.68E+00</text:p>
          </table:table-cell>
          <table:table-cell office:value-type="float" office:value="4.683427" calcext:value-type="float">
            <text:p>4.68343E+0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21.3562064208778" calcext:value-type="float">
            <text:p>2.13562E+01</text:p>
          </table:table-cell>
          <table:table-cell table:style-name="ce2" office:value-type="float" office:value="0" calcext:value-type="float">
            <text:p>0.00000E+00</text:p>
          </table:table-cell>
          <table:table-cell table:style-name="ce20" office:value-type="float" office:value="74.7467224731229" calcext:value-type="float">
            <text:p>7.47467E+01</text:p>
          </table:table-cell>
          <table:table-cell office:value-type="float" office:value="0.0427124128417778" calcext:value-type="float">
            <text:p>4.27124E-02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21.35189" calcext:value-type="float">
            <text:p>2.13519E+01</text:p>
          </table:table-cell>
          <table:table-cell table:style-name="ce43" office:value-type="float" office:value="0" calcext:value-type="float">
            <text:p>0.00000E+00</text:p>
          </table:table-cell>
          <table:table-cell table:style-name="ce72" office:value-type="float" office:value="74.7316" calcext:value-type="float">
            <text:p>7.47316E+01</text:p>
          </table:table-cell>
          <table:table-cell table:style-name="ce50" office:value-type="float" office:value="0.04270377" calcext:value-type="float">
            <text:p>4.27038E-0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2Pb212</text:p>
          </table:table-cell>
          <table:table-cell table:style-name="ce8" office:value-type="string" calcext:value-type="string">
            <text:p>nstart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5" calcext:value-type="float">
            <text:p>5.00000E+0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0.2" calcext:value-type="float">
            <text:p>2.00000E-0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float" office:value="38304" calcext:value-type="float">
            <text:p>3.83E+04</text:p>
          </table:table-cell>
          <table:table-cell table:style-name="ce71" office:value-type="float" office:value="38304" calcext:value-type="float">
            <text:p>3.83E+04</text:p>
          </table:table-cell>
          <table:table-cell table:style-name="ce74" office:value-type="float" office:value="38304" calcext:value-type="float">
            <text:p>3.83E+04</text:p>
          </table:table-cell>
          <table:table-cell table:style-name="ce71" office:value-type="float" office:value="38304" calcext:value-type="float">
            <text:p>3.83E+04</text:p>
          </table:table-cell>
          <table:table-cell office:value-type="float" office:value="38304" calcext:value-type="float">
            <text:p>3.83040E+04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4368906.9922543" calcext:value-type="float">
            <text:p>4.36891E+06</text:p>
          </table:table-cell>
          <table:table-cell table:style-name="ce2" office:value-type="float" office:value="20.9404759461924" calcext:value-type="float">
            <text:p>2.09405E+01</text:p>
          </table:table-cell>
          <table:table-cell table:style-name="ce20" office:value-type="float" office:value="15301644.4046129" calcext:value-type="float">
            <text:p>1.53016E+07</text:p>
          </table:table-cell>
          <table:table-cell office:value-type="float" office:value="13128.713090479" calcext:value-type="float">
            <text:p>1.31287E+04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4368907" calcext:value-type="float">
            <text:p>4.36891E+06</text:p>
          </table:table-cell>
          <table:table-cell table:style-name="ce75" office:value-type="float" office:value="20.94048" calcext:value-type="float">
            <text:p>2.09405E+01</text:p>
          </table:table-cell>
          <table:table-cell table:style-name="ce20" office:value-type="float" office:value="15301650" calcext:value-type="float">
            <text:p>1.53017E+07</text:p>
          </table:table-cell>
          <table:table-cell office:value-type="float" office:value="13128.71" calcext:value-type="float">
            <text:p>1.31287E+04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3Bi212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90" office:value-type="float" office:value="15" calcext:value-type="float">
            <text:p>1.50000E+0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0.07" calcext:value-type="float">
            <text:p>7.00000E-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float" office:value="3632.4" calcext:value-type="float">
            <text:p>3.63E+03</text:p>
          </table:table-cell>
          <table:table-cell table:style-name="ce71" office:value-type="float" office:value="3632.4" calcext:value-type="float">
            <text:p>3.63E+03</text:p>
          </table:table-cell>
          <table:table-cell table:style-name="ce74" office:value-type="float" office:value="3632.4" calcext:value-type="float">
            <text:p>3.63E+03</text:p>
          </table:table-cell>
          <table:table-cell table:style-name="ce71" office:value-type="float" office:value="3632.4" calcext:value-type="float">
            <text:p>3.63E+03</text:p>
          </table:table-cell>
          <table:table-cell office:value-type="float" office:value="3632.4" calcext:value-type="float">
            <text:p>3.63240E+03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402810.338873256" calcext:value-type="float">
            <text:p>4.02810E+05</text:p>
          </table:table-cell>
          <table:table-cell table:style-name="ce2" office:value-type="float" office:value="2.19384627545443" calcext:value-type="float">
            <text:p>2.19385E+00</text:p>
          </table:table-cell>
          <table:table-cell table:style-name="ce20" office:value-type="float" office:value="1410933.07650339" calcext:value-type="float">
            <text:p>1.41093E+06</text:p>
          </table:table-cell>
          <table:table-cell office:value-type="float" office:value="1577.56613764898" calcext:value-type="float">
            <text:p>1.57757E+03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72" office:value-type="float" office:value="402810.4" calcext:value-type="float">
            <text:p>4.02810E+05</text:p>
          </table:table-cell>
          <table:table-cell table:style-name="ce43" office:value-type="float" office:value="2.193847" calcext:value-type="float">
            <text:p>2.19385E+00</text:p>
          </table:table-cell>
          <table:table-cell table:style-name="ce72" office:value-type="float" office:value="1410933" calcext:value-type="float">
            <text:p>1.41093E+06</text:p>
          </table:table-cell>
          <table:table-cell table:style-name="ce50" office:value-type="float" office:value="1577.566" calcext:value-type="float">
            <text:p>1.57757E+0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1Tl208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90" office:value-type="float" office:value="10" calcext:value-type="float">
            <text:p>1.00000E+0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0.005" calcext:value-type="float">
            <text:p>5.00000E-03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float" office:value="183.48" calcext:value-type="float">
            <text:p>1.83E+02</text:p>
          </table:table-cell>
          <table:table-cell table:style-name="ce71" office:value-type="float" office:value="183.48" calcext:value-type="float">
            <text:p>1.83E+02</text:p>
          </table:table-cell>
          <table:table-cell table:style-name="ce74" office:value-type="float" office:value="183.48" calcext:value-type="float">
            <text:p>1.83E+02</text:p>
          </table:table-cell>
          <table:table-cell table:style-name="ce71" office:value-type="float" office:value="183.48" calcext:value-type="float">
            <text:p>1.83E+02</text:p>
          </table:table-cell>
          <table:table-cell office:value-type="float" office:value="183.48" calcext:value-type="float">
            <text:p>1.83480E+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7300.00891663111" calcext:value-type="float">
            <text:p>7.30001E+03</text:p>
          </table:table-cell>
          <table:table-cell table:style-name="ce2" office:value-type="float" office:value="0.0400077256929839" calcext:value-type="float">
            <text:p>4.00077E-02</text:p>
          </table:table-cell>
          <table:table-cell table:style-name="ce20" office:value-type="float" office:value="25570.0344744957" calcext:value-type="float">
            <text:p>2.55700E+04</text:p>
          </table:table-cell>
          <table:table-cell office:value-type="float" office:value="29.9231846146765" calcext:value-type="float">
            <text:p>2.99232E+01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7300.008" calcext:value-type="float">
            <text:p>7.30001E+03</text:p>
          </table:table-cell>
          <table:table-cell table:style-name="ce43" office:value-type="float" office:value="0.04000773" calcext:value-type="float">
            <text:p>4.00077E-02</text:p>
          </table:table-cell>
          <table:table-cell table:style-name="ce72" office:value-type="float" office:value="25570.03" calcext:value-type="float">
            <text:p>2.55700E+04</text:p>
          </table:table-cell>
          <table:table-cell table:style-name="ce50" office:value-type="float" office:value="29.92318" calcext:value-type="float">
            <text:p>2.99232E+0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4Po212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90" office:value-type="float" office:value="17" calcext:value-type="float">
            <text:p>1.70000E+01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0.02" calcext:value-type="float">
            <text:p>2.00000E-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float" office:value="0.0000003" calcext:value-type="float">
            <text:p>3.00E-07</text:p>
          </table:table-cell>
          <table:table-cell table:style-name="ce71" office:value-type="float" office:value="0.0000003" calcext:value-type="float">
            <text:p>3.00E-07</text:p>
          </table:table-cell>
          <table:table-cell table:style-name="ce74" office:value-type="float" office:value="0.0000003" calcext:value-type="float">
            <text:p>3.00E-07</text:p>
          </table:table-cell>
          <table:table-cell table:style-name="ce71" office:value-type="float" office:value="0.0000003" calcext:value-type="float">
            <text:p>3.00E-07</text:p>
          </table:table-cell>
          <table:table-cell office:value-type="float" office:value="0.0000003" calcext:value-type="float">
            <text:p>3.00000E-07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0.0042550133808412" calcext:value-type="float">
            <text:p>4.25501E-03</text:p>
          </table:table-cell>
          <table:table-cell table:style-name="ce2" office:value-type="float" office:value="0.0000000231742941421669" calcext:value-type="float">
            <text:p>2.31743E-08</text:p>
          </table:table-cell>
          <table:table-cell table:style-name="ce20" office:value-type="float" office:value="0.0149041336346927" calcext:value-type="float">
            <text:p>1.49041E-02</text:p>
          </table:table-cell>
          <table:table-cell office:value-type="float" office:value="0.0000183923315173817" calcext:value-type="float">
            <text:p>1.83923E-05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72" office:value-type="float" office:value="0.00002131488" calcext:value-type="float">
            <text:p>2.13149E-05</text:p>
          </table:table-cell>
          <table:table-cell table:style-name="ce43" office:value-type="float" office:value="0.0000000001160883" calcext:value-type="float">
            <text:p>1.16088E-10</text:p>
          </table:table-cell>
          <table:table-cell table:style-name="ce72" office:value-type="float" office:value="0.00007466013" calcext:value-type="float">
            <text:p>7.46601E-05</text:p>
          </table:table-cell>
          <table:table-cell table:style-name="ce50" office:value-type="float" office:value="0.00000009213376" calcext:value-type="float">
            <text:p>9.21338E-0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2Pb208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90" office:value-type="float" office:value="300" calcext:value-type="float">
            <text:p>3.00000E+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w</text:p>
          </table:table-cell>
          <table:table-cell table:style-name="ce31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table:style-name="ce73" office:value-type="float" office:value="0" calcext:value-type="float">
            <text:p>0.0000E+00</text:p>
          </table:table-cell>
          <table:table-cell table:style-name="ce18" office:value-type="float" office:value="0" calcext:value-type="float">
            <text:p>0.0000E+00</text:p>
          </table:table-cell>
          <table:table-cell office:value-type="float" office:value="0.01" calcext:value-type="float">
            <text:p>1.00000E-02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l</text:p>
          </table:table-cell>
          <table:table-cell table:style-name="ce37" office:value-type="string" calcext:value-type="string">
            <text:p>Stable</text:p>
          </table:table-cell>
          <table:table-cell table:style-name="ce71" office:value-type="string" calcext:value-type="string">
            <text:p>Stable</text:p>
          </table:table-cell>
          <table:table-cell table:style-name="ce74" office:value-type="string" calcext:value-type="string">
            <text:p>Stable</text:p>
          </table:table-cell>
          <table:table-cell table:style-name="ce71" office:value-type="string" calcext:value-type="string">
            <text:p>Stable</text:p>
          </table:table-cell>
          <table:table-cell table:style-name="ce26" office:value-type="string" calcext:value-type="string">
            <text:p>Stable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9" office:value-type="string" calcext:value-type="string">
            <text:p>nend (numeric)</text:p>
          </table:table-cell>
          <table:table-cell table:style-name="ce38" office:value-type="float" office:value="0" calcext:value-type="float">
            <text:p>0.00000E+00</text:p>
          </table:table-cell>
          <table:table-cell table:style-name="ce20" office:value-type="float" office:value="3860961.33253797" calcext:value-type="float">
            <text:p>3.86096E+06</text:p>
          </table:table-cell>
          <table:table-cell table:style-name="ce2" office:value-type="float" office:value="76.825670029486" calcext:value-type="float">
            <text:p>7.68257E+01</text:p>
          </table:table-cell>
          <table:table-cell table:style-name="ce20" office:value-type="float" office:value="13551777.3375551" calcext:value-type="float">
            <text:p>1.35518E+07</text:p>
          </table:table-cell>
          <table:table-cell office:value-type="float" office:value="20702.7550933998" calcext:value-type="float">
            <text:p>2.07028E+04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0" office:value-type="string" calcext:value-type="string">
            <text:p>nend (analytic)</text:p>
          </table:table-cell>
          <table:table-cell table:style-name="ce39" office:value-type="float" office:value="0" calcext:value-type="float">
            <text:p>0.00000E+00</text:p>
          </table:table-cell>
          <table:table-cell table:style-name="ce72" office:value-type="float" office:value="3860961" calcext:value-type="float">
            <text:p>3.86096E+06</text:p>
          </table:table-cell>
          <table:table-cell table:style-name="ce43" office:value-type="float" office:value="76.82566" calcext:value-type="float">
            <text:p>7.68257E+01</text:p>
          </table:table-cell>
          <table:table-cell table:style-name="ce72" office:value-type="float" office:value="13551780" calcext:value-type="float">
            <text:p>1.35518E+07</text:p>
          </table:table-cell>
          <table:table-cell table:style-name="ce50" office:value-type="float" office:value="20702.75" calcext:value-type="float">
            <text:p>2.07028E+0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f:=POWER([.C7]-[.C8];2)" office:value-type="float" office:value="0" calcext:value-type="float">
            <text:p>0</text:p>
          </table:table-cell>
          <table:table-cell table:formula="of:=POWER([.D7]-[.D8];2)" office:value-type="float" office:value="0.0000186314891943033" calcext:value-type="float">
            <text:p>1.86314891943033E-05</text:p>
          </table:table-cell>
          <table:table-cell table:formula="of:=POWER([.E7]-[.E8];2)" office:value-type="float" office:value="0" calcext:value-type="float">
            <text:p>0</text:p>
          </table:table-cell>
          <table:table-cell table:formula="of:=POWER([.F7]-[.F8];2)" office:value-type="float" office:value="0.000228689193352854" calcext:value-type="float">
            <text:p>0.000228689193353</text:p>
          </table:table-cell>
          <table:table-cell table:style-name="Default" table:formula="of:=POWER([.G7]-[.G8];2)" office:value-type="float" office:value="0.0000000000746987139960237" calcext:value-type="float">
            <text:p>7.46987139960237E-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[.C12]-[.C13];2)" office:value-type="float" office:value="0" calcext:value-type="float">
            <text:p>0</text:p>
          </table:table-cell>
          <table:table-cell table:formula="of:=POWER([.D12]-[.D13];2)" office:value-type="float" office:value="0.0000599958678240732" calcext:value-type="float">
            <text:p>5.99958678240732E-05</text:p>
          </table:table-cell>
          <table:table-cell table:formula="of:=POWER([.E12]-[.E13];2)" office:value-type="float" office:value="0.0000000000164333560635935" calcext:value-type="float">
            <text:p>1.64333560635935E-11</text:p>
          </table:table-cell>
          <table:table-cell table:formula="of:=POWER([.F12]-[.F13];2)" office:value-type="float" office:value="31.3083567911332" calcext:value-type="float">
            <text:p>31.3083567911332</text:p>
          </table:table-cell>
          <table:table-cell table:style-name="Default" table:formula="of:=POWER([.G12]-[.G13];2)" office:value-type="float" office:value="0.00000955106045001696" calcext:value-type="float">
            <text:p>9.5510604500169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[.C17]-[.C18];2)" office:value-type="float" office:value="0" calcext:value-type="float">
            <text:p>0</text:p>
          </table:table-cell>
          <table:table-cell table:formula="of:=POWER([.D17]-[.D18];2)" office:value-type="float" office:value="0.00373647883514517" calcext:value-type="float">
            <text:p>0.003736478835145</text:p>
          </table:table-cell>
          <table:table-cell table:formula="of:=POWER([.E17]-[.E18];2)" office:value-type="float" office:value="0.000000000000524966282663966" calcext:value-type="float">
            <text:p>5.24966282663966E-13</text:p>
          </table:table-cell>
          <table:table-cell table:formula="of:=POWER([.F17]-[.F18];2)" office:value-type="float" office:value="0.0058527686785305" calcext:value-type="float">
            <text:p>0.005852768678531</text:p>
          </table:table-cell>
          <table:table-cell table:style-name="Default" table:formula="of:=POWER([.G17]-[.G18];2)" office:value-type="float" office:value="0.0000000189472416796404" calcext:value-type="float">
            <text:p>1.89472416796404E-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[.C22]-[.C23];2)" office:value-type="float" office:value="0" calcext:value-type="float">
            <text:p>0</text:p>
          </table:table-cell>
          <table:table-cell table:formula="of:=POWER([.D22]-[.D23];2)" office:value-type="float" office:value="0.00000084021259210958" calcext:value-type="float">
            <text:p>8.4021259210958E-07</text:p>
          </table:table-cell>
          <table:table-cell table:formula="of:=POWER([.E22]-[.E23];2)" office:value-type="float" office:value="1.85503876678927E-017" calcext:value-type="float">
            <text:p>1.85503876678927E-17</text:p>
          </table:table-cell>
          <table:table-cell table:formula="of:=POWER([.F22]-[.F23];2)" office:value-type="float" office:value="0.0000200211117808457" calcext:value-type="float">
            <text:p>2.00211117808457E-05</text:p>
          </table:table-cell>
          <table:table-cell table:style-name="Default" table:formula="of:=POWER([.G22]-[.G23];2)" office:value-type="float" office:value="0.0000000000212952392204829" calcext:value-type="float">
            <text:p>2.12952392204829E-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[.C27]-[.C28];2)" office:value-type="float" office:value="0" calcext:value-type="float">
            <text:p>0</text:p>
          </table:table-cell>
          <table:table-cell table:formula="of:=POWER([.D27]-[.D28];2)" office:value-type="float" office:value="0.000017924202996025" calcext:value-type="float">
            <text:p>1.7924202996025E-05</text:p>
          </table:table-cell>
          <table:table-cell table:formula="of:=POWER([.E27]-[.E28];2)" office:value-type="float" office:value="5.3168085665974E-016" calcext:value-type="float">
            <text:p>5.3168085665974E-16</text:p>
          </table:table-cell>
          <table:table-cell table:formula="of:=POWER([.F27]-[.F28];2)" office:value-type="float" office:value="0.000219913284426383" calcext:value-type="float">
            <text:p>0.000219913284426</text:p>
          </table:table-cell>
          <table:table-cell table:style-name="Default" table:formula="of:=POWER([.G27]-[.G28];2)" office:value-type="float" office:value="0.000000000334897237959278" calcext:value-type="float">
            <text:p>3.34897237959278E-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[.C32]-[.C33];2)" office:value-type="float" office:value="0" calcext:value-type="float">
            <text:p>0</text:p>
          </table:table-cell>
          <table:table-cell table:formula="of:=POWER([.D32]-[.D33];2)" office:value-type="float" office:value="0.11058150151832" calcext:value-type="float">
            <text:p>0.11058150151832</text:p>
          </table:table-cell>
          <table:table-cell table:formula="of:=POWER([.E32]-[.E33];2)" office:value-type="float" office:value="0.000000000100590589547493" calcext:value-type="float">
            <text:p>1.00590589547493E-10</text:p>
          </table:table-cell>
          <table:table-cell table:formula="of:=POWER([.F32]-[.F33];2)" office:value-type="float" office:value="7.08861284937692" calcext:value-type="float">
            <text:p>7.08861284937692</text:p>
          </table:table-cell>
          <table:table-cell table:style-name="Default" table:formula="of:=POWER([.G32]-[.G33];2)" office:value-type="float" office:value="0.0000259427215132645" calcext:value-type="float">
            <text:p>2.59427215132645E-05</text:p>
          </table:table-cell>
          <table:table-cell table:formula="of:=SUM([.D37:.G42])" office:value-type="float" office:value="38.5177419181819" calcext:value-type="float">
            <text:p>38.5177419181819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ABS(1-[.D7]/[.D8])*100" office:value-type="float" office:value="0.0202156384179641" calcext:value-type="float">
            <text:p>0.020215638417964</text:p>
          </table:table-cell>
          <table:table-cell/>
          <table:table-cell table:formula="of:=ABS(1-[.F7]/[.F8])*100" office:value-type="float" office:value="0.0202357143737064" calcext:value-type="float">
            <text:p>0.020235714373707</text:p>
          </table:table-cell>
          <table:table-cell table:style-name="Default" table:formula="of:=ABS(1-[.G7]/[.G8])*100" office:value-type="float" office:value="0.0202390603400993" calcext:value-type="float">
            <text:p>0.0202390603400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BS(1-[.D12]/[.D13])*100" office:value-type="float" office:value="0.000000177291481495701" calcext:value-type="float">
            <text:p>1.77291481495701E-07</text:p>
          </table:table-cell>
          <table:table-cell table:formula="of:=ABS(1-[.E12]/[.E13])*100" office:value-type="float" office:value="0.0000193587138430651" calcext:value-type="float">
            <text:p>1.93587138430651E-05</text:p>
          </table:table-cell>
          <table:table-cell table:formula="of:=ABS(1-[.F12]/[.F13])*100" office:value-type="float" office:value="0.0000365672139901463" calcext:value-type="float">
            <text:p>3.65672139901463E-05</text:p>
          </table:table-cell>
          <table:table-cell table:style-name="Default" table:formula="of:=ABS(1-[.G12]/[.G13])*100" office:value-type="float" office:value="0.0000235398527337338" calcext:value-type="float">
            <text:p>2.35398527337338E-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BS(1-[.D17]/[.D18])*100" office:value-type="float" office:value="0.0000151750659926897" calcext:value-type="float">
            <text:p>1.51750659926897E-05</text:p>
          </table:table-cell>
          <table:table-cell table:formula="of:=ABS(1-[.E17]/[.E18])*100" office:value-type="float" office:value="0.0000330262579728568" calcext:value-type="float">
            <text:p>3.30262579728568E-05</text:p>
          </table:table-cell>
          <table:table-cell table:formula="of:=ABS(1-[.F17]/[.F18])*100" office:value-type="float" office:value="0.00000542218445698239" calcext:value-type="float">
            <text:p>5.42218445698239E-06</text:p>
          </table:table-cell>
          <table:table-cell table:style-name="Default" table:formula="of:=ABS(1-[.G17]/[.G18])*100" office:value-type="float" office:value="0.00000872540228957774" calcext:value-type="float">
            <text:p>8.72540228957774E-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BS(1-[.D22]/[.D23])*100" office:value-type="float" office:value="0.0000125565768005487" calcext:value-type="float">
            <text:p>1.25565768005487E-05</text:p>
          </table:table-cell>
          <table:table-cell table:formula="of:=ABS(1-[.E22]/[.E23])*100" office:value-type="float" office:value="0.0000107654598235918" calcext:value-type="float">
            <text:p>1.07654598235918E-05</text:p>
          </table:table-cell>
          <table:table-cell table:formula="of:=ABS(1-[.F22]/[.F23])*100" office:value-type="float" office:value="0.0000174989849499596" calcext:value-type="float">
            <text:p>1.74989849499596E-05</text:p>
          </table:table-cell>
          <table:table-cell table:style-name="Default" table:formula="of:=ABS(1-[.G22]/[.G23])*100" office:value-type="float" office:value="0.0000154217449477301" calcext:value-type="float">
            <text:p>1.54217449477301E-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BS(1-[.D27]/[.D28])*100" office:value-type="float" office:value="19862.6429088092" calcext:value-type="float">
            <text:p>19862.6429088092</text:p>
          </table:table-cell>
          <table:table-cell table:formula="of:=ABS(1-[.E27]/[.E28])*100" office:value-type="float" office:value="19862.6440753865" calcext:value-type="float">
            <text:p>19862.6440753865</text:p>
          </table:table-cell>
          <table:table-cell table:formula="of:=ABS(1-[.F27]/[.F28])*100" office:value-type="float" office:value="19862.6408830157" calcext:value-type="float">
            <text:p>19862.6408830157</text:p>
          </table:table-cell>
          <table:table-cell table:style-name="Default" table:formula="of:=ABS(1-[.G27]/[.G28])*100" office:value-type="float" office:value="19862.6407490389" calcext:value-type="float">
            <text:p>19862.640749038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BS(1-[.D32]/[.D33])*100" office:value-type="float" office:value="0.00000861282902775429" calcext:value-type="float">
            <text:p>8.61282902775429E-06</text:p>
          </table:table-cell>
          <table:table-cell table:formula="of:=ABS(1-[.E32]/[.E33])*100" office:value-type="float" office:value="0.0000130548647447881" calcext:value-type="float">
            <text:p>1.30548647447881E-05</text:p>
          </table:table-cell>
          <table:table-cell table:formula="of:=ABS(1-[.F32]/[.F33])*100" office:value-type="float" office:value="0.0000196464589929946" calcext:value-type="float">
            <text:p>1.96464589929946E-05</text:p>
          </table:table-cell>
          <table:table-cell table:style-name="Default" table:formula="of:=ABS(1-[.G32]/[.G33])*100" office:value-type="float" office:value="0.0000246025276817718" calcext:value-type="float">
            <text:p>2.46025276817718E-05</text:p>
          </table:table-cell>
          <table:table-cell table:formula="of:=SUM([.D44:.G49])" office:value-type="float" office:value="79450.6295708149" calcext:value-type="float">
            <text:p>79450.6295708149</text:p>
          </table:table-cell>
          <table:table-cell table:formula="of:=SUM([.D49:.G49];[.D44:.G47])" office:value-type="float" office:value="0.0609545645614995" calcext:value-type="float">
            <text:p>0.0609545645615</text:p>
          </table:table-cell>
        </table:table-row>
      </table:table>
      <table:table table:name="86Rn218" table:style-name="ta1">
        <table:table-column table:style-name="co5" table:default-cell-style-name="ce6"/>
        <table:table-column table:style-name="co6" table:default-cell-style-name="ce9"/>
        <table:table-column table:style-name="co1" table:default-cell-style-name="ce31"/>
        <table:table-column table:style-name="co1" table:number-columns-repeated="3" table:default-cell-style-name="Default"/>
        <table:table-column table:style-name="co1" table:default-cell-style-name="ce18"/>
        <table:table-column table:style-name="co1" table:default-cell-style-name="Default"/>
        <table:table-row table:style-name="ro1">
          <table:table-cell table:style-name="ce11"/>
          <table:table-cell table:style-name="ce16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218Rn86</text:p>
          </table:table-cell>
          <table:table-cell table:style-name="ce8" office:value-type="string" calcext:value-type="string">
            <text:p>nstart</text:p>
          </table:table-cell>
          <table:table-cell table:style-name="ce30" office:value-type="float" office:value="0" calcext:value-type="float">
            <text:p>0.0000E+00</text:p>
          </table:table-cell>
          <table:table-cell table:style-name="ce17" office:value-type="float" office:value="0" calcext:value-type="float">
            <text:p>0.0000E+00</text:p>
          </table:table-cell>
          <table:table-cell table:style-name="ce12" office:value-type="float" office:value="100" calcext:value-type="float">
            <text:p>1.0000E+02</text:p>
          </table:table-cell>
          <table:table-cell table:number-columns-repeated="2" table:style-name="ce17" office:value-type="float" office:value="50000" calcext:value-type="float">
            <text:p>5.000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100" calcext:value-type="float">
            <text:p>1.0000E+02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350" calcext:value-type="float">
            <text:p>3.5000E+02</text:p>
          </table:table-cell>
          <table:table-cell office:value-type="float" office:value="350" calcext:value-type="float">
            <text:p>3.5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9.25409" calcext:value-type="float">
            <text:p>1.9254E+01</text:p>
          </table:table-cell>
          <table:table-cell table:number-columns-repeated="3" table:style-name="ce31" office:value-type="float" office:value="19.25409" calcext:value-type="float">
            <text:p>1.9254E+01</text:p>
          </table:table-cell>
          <table:table-cell office:value-type="float" office:value="19.25409" calcext:value-type="float">
            <text:p>1.9254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office:value-type="float" office:value="5.19802334495827" calcext:value-type="float">
            <text:p>5.19802334495827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18.193081707356" calcext:value-type="float">
            <text:p>1.8193E+01</text:p>
          </table:table-cell>
          <table:table-cell office:value-type="float" office:value="18.193081707356" calcext:value-type="float">
            <text:p>1.8193E+01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8" office:value-type="float" office:value="5.193702" calcext:value-type="float">
            <text:p>5.1937E+0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4" office:value-type="float" office:value="18.17796" calcext:value-type="float">
            <text:p>1.8178E+01</text:p>
          </table:table-cell>
          <table:table-cell table:style-name="ce19" office:value-type="float" office:value="18.17796" calcext:value-type="float">
            <text:p>1.8178E+01</text:p>
          </table:table-cell>
          <table:table-cell/>
        </table:table-row>
        <table:table-row table:style-name="ro1">
          <table:table-cell office:value-type="string" calcext:value-type="string">
            <text:p>214Po84</text:p>
          </table:table-cell>
          <table:table-cell table:style-name="ce8"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table:style-name="ce17" office:value-type="float" office:value="1000" calcext:value-type="float">
            <text:p>1.000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70" calcext:value-type="float">
            <text:p>7.0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4270.777" calcext:value-type="float">
            <text:p>4.2708E+03</text:p>
          </table:table-cell>
          <table:table-cell table:number-columns-repeated="3" table:style-name="ce31" office:value-type="float" office:value="4270.777" calcext:value-type="float">
            <text:p>4.2708E+03</text:p>
          </table:table-cell>
          <table:table-cell office:value-type="float" office:value="4270.777" calcext:value-type="float">
            <text:p>4.2708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0.0280000160880246" calcext:value-type="float">
            <text:p>2.8000E-02</text:p>
          </table:table-cell>
          <table:table-cell table:style-name="ce13" office:value-type="float" office:value="0" calcext:value-type="float">
            <text:p>0.0000E+00</text:p>
          </table:table-cell>
          <table:table-cell table:style-name="ce18" office:value-type="float" office:value="0.0980000563080969" calcext:value-type="float">
            <text:p>9.8000E-02</text:p>
          </table:table-cell>
          <table:table-cell office:value-type="float" office:value="0.117600067569716" calcext:value-type="float">
            <text:p>1.1760E-01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0.02341494" calcext:value-type="float">
            <text:p>2.3415E-02</text:p>
          </table:table-cell>
          <table:table-cell table:style-name="ce14" office:value-type="float" office:value="0" calcext:value-type="float">
            <text:p>0.0000E+00</text:p>
          </table:table-cell>
          <table:table-cell table:style-name="ce19" office:value-type="float" office:value="0.08195229" calcext:value-type="float">
            <text:p>8.1952E-02</text:p>
          </table:table-cell>
          <table:table-cell table:style-name="ce19" office:value-type="float" office:value="0.09834275" calcext:value-type="float">
            <text:p>9.8343E-02</text:p>
          </table:table-cell>
          <table:table-cell/>
        </table:table-row>
        <table:table-row table:style-name="ro1">
          <table:table-cell table:style-name="ce5" office:value-type="string" calcext:value-type="string">
            <text:p>210Pb82</text:p>
          </table:table-cell>
          <table:table-cell table:style-name="ce8"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table:style-name="ce17" office:value-type="float" office:value="120" calcext:value-type="float">
            <text:p>1.2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1000" calcext:value-type="float">
            <text:p>1.000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0000009880788" calcext:value-type="float">
            <text:p>9.8808E-10</text:p>
          </table:table-cell>
          <table:table-cell table:number-columns-repeated="3" table:style-name="ce31" office:value-type="float" office:value="0.0000000009880788" calcext:value-type="float">
            <text:p>9.8808E-10</text:p>
          </table:table-cell>
          <table:table-cell office:value-type="float" office:value="0.0000000009880788" calcext:value-type="float">
            <text:p>9.8808E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8639625.83456019" calcext:value-type="float">
            <text:p>8.6396E+06</text:p>
          </table:table-cell>
          <table:table-cell table:style-name="ce13" office:value-type="float" office:value="99.9914592814922" calcext:value-type="float">
            <text:p>9.9991E+01</text:p>
          </table:table-cell>
          <table:table-cell table:style-name="ce18" office:value-type="float" office:value="30288686.1257156" calcext:value-type="float">
            <text:p>3.0289E+07</text:p>
          </table:table-cell>
          <table:table-cell office:value-type="float" office:value="122733858.709292" calcext:value-type="float">
            <text:p>1.2273E+08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8639626" calcext:value-type="float">
            <text:p>8.6396E+06</text:p>
          </table:table-cell>
          <table:table-cell table:style-name="ce14" office:value-type="float" office:value="99.99146" calcext:value-type="float">
            <text:p>9.9991E+01</text:p>
          </table:table-cell>
          <table:table-cell table:style-name="ce19" office:value-type="float" office:value="30288690" calcext:value-type="float">
            <text:p>3.0289E+07</text:p>
          </table:table-cell>
          <table:table-cell table:style-name="ce19" office:value-type="float" office:value="122733900" calcext:value-type="float">
            <text:p>1.2273E+08</text:p>
          </table:table-cell>
          <table:table-cell/>
        </table:table-row>
        <table:table-row table:style-name="ro1">
          <table:table-cell office:value-type="string" calcext:value-type="string">
            <text:p>206Hg80</text:p>
          </table:table-cell>
          <table:table-cell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office:value-type="float" office:value="700" calcext:value-type="float">
            <text:p>7.0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17" calcext:value-type="float">
            <text:p>1.7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1388516" calcext:value-type="float">
            <text:p>1.3885E-03</text:p>
          </table:table-cell>
          <table:table-cell table:number-columns-repeated="3" table:style-name="ce31" office:value-type="float" office:value="0.001388516" calcext:value-type="float">
            <text:p>1.3885E-03</text:p>
          </table:table-cell>
          <table:table-cell office:value-type="float" office:value="0.001388516" calcext:value-type="float">
            <text:p>1.3885E-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0.000000115847159590092" calcext:value-type="float">
            <text:p>1.1585E-07</text:p>
          </table:table-cell>
          <table:table-cell table:style-name="ce13" office:value-type="float" office:value="0.00000000000135203765010011" calcext:value-type="float">
            <text:p>1.3520E-12</text:p>
          </table:table-cell>
          <table:table-cell table:style-name="ce18" office:value-type="float" office:value="0.00000040614107734952" calcext:value-type="float">
            <text:p>4.0614E-07</text:p>
          </table:table-cell>
          <table:table-cell office:value-type="float" office:value="12243.2879309841" calcext:value-type="float">
            <text:p>1.2243E+04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0.0000001158388" calcext:value-type="float">
            <text:p>1.1584E-07</text:p>
          </table:table-cell>
          <table:table-cell table:style-name="ce14" office:value-type="float" office:value="0.00000000000135194" calcext:value-type="float">
            <text:p>1.3519E-12</text:p>
          </table:table-cell>
          <table:table-cell table:style-name="ce19" office:value-type="float" office:value="0.0000004061119" calcext:value-type="float">
            <text:p>4.0611E-07</text:p>
          </table:table-cell>
          <table:table-cell table:style-name="ce19" office:value-type="float" office:value="12243.29" calcext:value-type="float">
            <text:p>1.2243E+04</text:p>
          </table:table-cell>
          <table:table-cell/>
        </table:table-row>
        <table:table-row table:style-name="ro1">
          <table:table-cell office:value-type="string" calcext:value-type="string">
            <text:p>210Bi83</text:p>
          </table:table-cell>
          <table:table-cell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office:value-type="float" office:value="41" calcext:value-type="float">
            <text:p>4.1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23" calcext:value-type="float">
            <text:p>2.3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001600987" calcext:value-type="float">
            <text:p>1.6010E-06</text:p>
          </table:table-cell>
          <table:table-cell table:number-columns-repeated="3" table:style-name="ce31" office:value-type="float" office:value="0.000001600987" calcext:value-type="float">
            <text:p>1.6010E-06</text:p>
          </table:table-cell>
          <table:table-cell office:value-type="float" office:value="0.000001600987" calcext:value-type="float">
            <text:p>1.6010E-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352.380652813479" calcext:value-type="float">
            <text:p>3.5238E+02</text:p>
          </table:table-cell>
          <table:table-cell table:style-name="ce13" office:value-type="float" office:value="0.00797308845361191" calcext:value-type="float">
            <text:p>7.9731E-03</text:p>
          </table:table-cell>
          <table:table-cell table:style-name="ce18" office:value-type="float" office:value="1237.31882655726" calcext:value-type="float">
            <text:p>1.2373E+03</text:p>
          </table:table-cell>
          <table:table-cell office:value-type="float" office:value="1860927.54805765" calcext:value-type="float">
            <text:p>1.8609E+06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352.3553" calcext:value-type="float">
            <text:p>3.5236E+02</text:p>
          </table:table-cell>
          <table:table-cell table:style-name="ce14" office:value-type="float" office:value="0.007972515" calcext:value-type="float">
            <text:p>7.9725E-03</text:p>
          </table:table-cell>
          <table:table-cell table:style-name="ce19" office:value-type="float" office:value="1237.23" calcext:value-type="float">
            <text:p>1.2372E+03</text:p>
          </table:table-cell>
          <table:table-cell table:style-name="ce19" office:value-type="float" office:value="1860927" calcext:value-type="float">
            <text:p>1.8609E+06</text:p>
          </table:table-cell>
          <table:table-cell/>
        </table:table-row>
        <table:table-row table:style-name="ro1">
          <table:table-cell office:value-type="string" calcext:value-type="string">
            <text:p>206Tl81</text:p>
          </table:table-cell>
          <table:table-cell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office:value-type="float" office:value="500" calcext:value-type="float">
            <text:p>5.0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81" calcext:value-type="float">
            <text:p>8.1000E+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2749275" calcext:value-type="float">
            <text:p>2.7493E-03</text:p>
          </table:table-cell>
          <table:table-cell table:number-columns-repeated="3" table:style-name="ce31" office:value-type="float" office:value="0.002749275" calcext:value-type="float">
            <text:p>2.7493E-03</text:p>
          </table:table-cell>
          <table:table-cell office:value-type="float" office:value="0.002749275" calcext:value-type="float">
            <text:p>2.7493E-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0.000000343187807808871" calcext:value-type="float">
            <text:p>3.4319E-07</text:p>
          </table:table-cell>
          <table:table-cell table:style-name="ce13" office:value-type="float" office:value="0.00000000000715747695682894" calcext:value-type="float">
            <text:p>7.1575E-12</text:p>
          </table:table-cell>
          <table:table-cell table:style-name="ce18" office:value-type="float" office:value="0.00000120473606381422" calcext:value-type="float">
            <text:p>1.2047E-06</text:p>
          </table:table-cell>
          <table:table-cell office:value-type="float" office:value="35645.7685429782" calcext:value-type="float">
            <text:p>3.5646E+04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0.0000003431631" calcext:value-type="float">
            <text:p>3.4316E-07</text:p>
          </table:table-cell>
          <table:table-cell table:style-name="ce14" office:value-type="float" office:value="0.000000000007156962" calcext:value-type="float">
            <text:p>7.1570E-12</text:p>
          </table:table-cell>
          <table:table-cell table:style-name="ce19" office:value-type="float" office:value="0.000001204649" calcext:value-type="float">
            <text:p>1.2046E-06</text:p>
          </table:table-cell>
          <table:table-cell table:style-name="ce19" office:value-type="float" office:value="35645.76" calcext:value-type="float">
            <text:p>3.5646E+04</text:p>
          </table:table-cell>
          <table:table-cell/>
        </table:table-row>
        <table:table-row table:style-name="ro1">
          <table:table-cell office:value-type="string" calcext:value-type="string">
            <text:p>210Po84</text:p>
          </table:table-cell>
          <table:table-cell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office:value-type="float" office:value="1500" calcext:value-type="float">
            <text:p>1.500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520" calcext:value-type="float">
            <text:p>5.2000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000005797629" calcext:value-type="float">
            <text:p>5.7976E-08</text:p>
          </table:table-cell>
          <table:table-cell table:number-columns-repeated="3" table:style-name="ce31" office:value-type="float" office:value="0.00000005797629" calcext:value-type="float">
            <text:p>5.7976E-08</text:p>
          </table:table-cell>
          <table:table-cell office:value-type="float" office:value="0.00000005797629" calcext:value-type="float">
            <text:p>5.7976E-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16.4126438025391" calcext:value-type="float">
            <text:p>1.6413E+01</text:p>
          </table:table-cell>
          <table:table-cell table:style-name="ce13" office:value-type="float" office:value="0.000563204384243862" calcext:value-type="float">
            <text:p>5.6320E-04</text:p>
          </table:table-cell>
          <table:table-cell table:style-name="ce18" office:value-type="float" office:value="57.7258553648454" calcext:value-type="float">
            <text:p>5.7726E+01</text:p>
          </table:table-cell>
          <table:table-cell office:value-type="float" office:value="44948488.6437679" calcext:value-type="float">
            <text:p>4.4948E+07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16.41147" calcext:value-type="float">
            <text:p>1.6411E+01</text:p>
          </table:table-cell>
          <table:table-cell table:style-name="ce14" office:value-type="float" office:value="0.0005631641" calcext:value-type="float">
            <text:p>5.6316E-04</text:p>
          </table:table-cell>
          <table:table-cell table:style-name="ce19" office:value-type="float" office:value="57.72173" calcext:value-type="float">
            <text:p>5.7722E+01</text:p>
          </table:table-cell>
          <table:table-cell table:style-name="ce19" office:value-type="float" office:value="44948490" calcext:value-type="float">
            <text:p>4.4948E+07</text:p>
          </table:table-cell>
          <table:table-cell/>
        </table:table-row>
        <table:table-row table:style-name="ro1">
          <table:table-cell office:value-type="string" calcext:value-type="string">
            <text:p>206Pb82</text:p>
          </table:table-cell>
          <table:table-cell office:value-type="string" calcext:value-type="string">
            <text:p>nstart</text:p>
          </table:table-cell>
          <table:table-cell table:number-columns-repeated="4" table:style-name="ce30" office:value-type="float" office:value="0" calcext:value-type="float">
            <text:p>0.0000E+00</text:p>
          </table:table-cell>
          <table:table-cell office:value-type="float" office:value="10000" calcext:value-type="float">
            <text:p>1.0000E+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.0000E+00</text:p>
          </table:table-cell>
          <table:table-cell table:number-columns-repeated="3" table:style-name="ce31" office:value-type="float" office:value="0" calcext:value-type="float">
            <text:p>0.0000E+00</text:p>
          </table:table-cell>
          <table:table-cell office:value-type="float" office:value="1000" calcext:value-type="float">
            <text:p>1.0000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table</text:p>
          </table:table-cell>
          <table:table-cell table:number-columns-repeated="3" table:style-name="ce31" office:value-type="string" calcext:value-type="string">
            <text:p>Stable</text:p>
          </table:table-cell>
          <table:table-cell office:value-type="string" calcext:value-type="string">
            <text:p>S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d (numeric)</text:p>
          </table:table-cell>
          <table:table-cell office:value-type="float" office:value="0" calcext:value-type="float">
            <text:p>0.0000E+00</text:p>
          </table:table-cell>
          <table:table-cell table:style-name="ce18" office:value-type="float" office:value="0.0207285709771622" calcext:value-type="float">
            <text:p>2.0729E-02</text:p>
          </table:table-cell>
          <table:table-cell table:style-name="ce13" office:value-type="float" office:value="0.000000952478740958572" calcext:value-type="float">
            <text:p>9.5248E-07</text:p>
          </table:table-cell>
          <table:table-cell table:style-name="ce18" office:value-type="float" office:value="0.0730262376939825" calcext:value-type="float">
            <text:p>7.3026E-02</text:p>
          </table:table-cell>
          <table:table-cell office:value-type="float" office:value="94943077.2805246" calcext:value-type="float">
            <text:p>9.4943E+07</text:p>
          </table:table-cell>
          <table:table-cell/>
        </table:table-row>
        <table:table-row table:style-name="ro1">
          <table:table-cell table:style-name="ce7"/>
          <table:table-cell table:style-name="ce10" office:value-type="string" calcext:value-type="string">
            <text:p>nend (analytic)</text:p>
          </table:table-cell>
          <table:table-cell table:style-name="ce32" office:value-type="float" office:value="0" calcext:value-type="float">
            <text:p>0.0000E+00</text:p>
          </table:table-cell>
          <table:table-cell table:style-name="ce19" office:value-type="float" office:value="0.02074659" calcext:value-type="float">
            <text:p>2.0747E-02</text:p>
          </table:table-cell>
          <table:table-cell table:style-name="ce14" office:value-type="float" office:value="0.0000009524197" calcext:value-type="float">
            <text:p>9.5242E-07</text:p>
          </table:table-cell>
          <table:table-cell table:style-name="ce19" office:value-type="float" office:value="0.07308926" calcext:value-type="float">
            <text:p>7.3089E-02</text:p>
          </table:table-cell>
          <table:table-cell table:style-name="ce19" office:value-type="float" office:value="94943080" calcext:value-type="float">
            <text:p>9.4943E+07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5]-[.C6];2)" office:value-type="float" office:value="0" calcext:value-type="float">
            <text:p>0</text:p>
          </table:table-cell>
          <table:table-cell table:formula="of:=POWER([.D5]-[.D6];2)" office:value-type="float" office:value="0.0000186740222483653" calcext:value-type="float">
            <text:p>1.86740222483653E-05</text:p>
          </table:table-cell>
          <table:table-cell table:formula="of:=POWER([.E5]-[.E6];2)" office:value-type="float" office:value="0" calcext:value-type="float">
            <text:p>0</text:p>
          </table:table-cell>
          <table:table-cell table:formula="of:=POWER([.F5]-[.F6];2)" office:value-type="float" office:value="0.000228666033359274" calcext:value-type="float">
            <text:p>0.000228666033359</text:p>
          </table:table-cell>
          <table:table-cell table:style-name="Default" table:formula="of:=POWER([.G5]-[.G6];2)" office:value-type="float" office:value="0.000228666033360563" calcext:value-type="float">
            <text:p>0.000228666033361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10]-[.C11];2)" office:value-type="float" office:value="0" calcext:value-type="float">
            <text:p>0</text:p>
          </table:table-cell>
          <table:table-cell table:formula="of:=POWER([.D10]-[.D11];2)" office:value-type="float" office:value="0.000021022922732975" calcext:value-type="float">
            <text:p>2.1022922732975E-05</text:p>
          </table:table-cell>
          <table:table-cell table:formula="of:=POWER([.E10]-[.E11];2)" office:value-type="float" office:value="0" calcext:value-type="float">
            <text:p>0</text:p>
          </table:table-cell>
          <table:table-cell table:formula="of:=POWER([.F10]-[.F11];2)" office:value-type="float" office:value="0.00025753080347929" calcext:value-type="float">
            <text:p>0.000257530803479</text:p>
          </table:table-cell>
          <table:table-cell table:style-name="Default" table:formula="of:=POWER([.G10]-[.G11];2)" office:value-type="float" office:value="0.000370844279980893" calcext:value-type="float">
            <text:p>0.000370844279981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15]-[.C16];2)" office:value-type="float" office:value="0" calcext:value-type="float">
            <text:p>0</text:p>
          </table:table-cell>
          <table:table-cell table:formula="of:=POWER([.D15]-[.D16];2)" office:value-type="float" office:value="0.0273703309326401" calcext:value-type="float">
            <text:p>0.02737033093264</text:p>
          </table:table-cell>
          <table:table-cell table:formula="of:=POWER([.E15]-[.E16];2)" office:value-type="float" office:value="0.000000000000516253467485744" calcext:value-type="float">
            <text:p>5.16253467485744E-13</text:p>
          </table:table-cell>
          <table:table-cell table:formula="of:=POWER([.F15]-[.F16];2)" office:value-type="float" office:value="15.0100793641941" calcext:value-type="float">
            <text:p>15.0100793641941</text:p>
          </table:table-cell>
          <table:table-cell table:style-name="Default" table:formula="of:=POWER([.G15]-[.G16];2)" office:value-type="float" office:value="1704.92256758954" calcext:value-type="float">
            <text:p>1704.92256758954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20]-[.C21];2)" office:value-type="float" office:value="0" calcext:value-type="float">
            <text:p>0</text:p>
          </table:table-cell>
          <table:table-cell table:formula="of:=POWER([.D20]-[.D21];2)" office:value-type="float" office:value="6.98827465060788E-023" calcext:value-type="float">
            <text:p>6.98827465060788E-23</text:p>
          </table:table-cell>
          <table:table-cell table:formula="of:=POWER([.E20]-[.E21];2)" office:value-type="float" office:value="9.53554205147019E-033" calcext:value-type="float">
            <text:p>9.53554205147019E-33</text:p>
          </table:table-cell>
          <table:table-cell table:formula="of:=POWER([.F20]-[.F21];2)" office:value-type="float" office:value="8.51317724997159E-022" calcext:value-type="float">
            <text:p>8.51317724997159E-22</text:p>
          </table:table-cell>
          <table:table-cell table:style-name="Default" table:formula="of:=POWER([.G20]-[.G21];2)" office:value-type="float" office:value="0.0000042808268015906" calcext:value-type="float">
            <text:p>4.2808268015906E-06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25]-[.C26];2)" office:value-type="float" office:value="0" calcext:value-type="float">
            <text:p>0</text:p>
          </table:table-cell>
          <table:table-cell table:formula="of:=POWER([.D25]-[.D26];2)" office:value-type="float" office:value="0.000642765151301121" calcext:value-type="float">
            <text:p>0.000642765151301</text:p>
          </table:table-cell>
          <table:table-cell table:formula="of:=POWER([.E25]-[.E26];2)" office:value-type="float" office:value="0.000000000000328849045011125" calcext:value-type="float">
            <text:p>3.28849045011125E-13</text:p>
          </table:table-cell>
          <table:table-cell table:formula="of:=POWER([.F25]-[.F26];2)" office:value-type="float" office:value="0.00789015727495802" calcext:value-type="float">
            <text:p>0.007890157274958</text:p>
          </table:table-cell>
          <table:table-cell table:style-name="Default" table:formula="of:=POWER([.G25]-[.G26];2)" office:value-type="float" office:value="0.300367187704991" calcext:value-type="float">
            <text:p>0.300367187704991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30]-[.C31];2)" office:value-type="float" office:value="0" calcext:value-type="float">
            <text:p>0</text:p>
          </table:table-cell>
          <table:table-cell table:formula="of:=POWER([.D30]-[.D31];2)" office:value-type="float" office:value="6.10475819202626E-022" calcext:value-type="float">
            <text:p>6.10475819202626E-22</text:p>
          </table:table-cell>
          <table:table-cell table:formula="of:=POWER([.E30]-[.E31];2)" office:value-type="float" office:value="2.65180535671725E-031" calcext:value-type="float">
            <text:p>2.65180535671725E-31</text:p>
          </table:table-cell>
          <table:table-cell table:formula="of:=POWER([.F30]-[.F31];2)" office:value-type="float" office:value="7.58010774626485E-021" calcext:value-type="float">
            <text:p>7.58010774626485E-21</text:p>
          </table:table-cell>
          <table:table-cell table:style-name="Default" table:formula="of:=POWER([.G30]-[.G31];2)" office:value-type="float" office:value="0.0000729824764831452" calcext:value-type="float">
            <text:p>7.29824764831452E-05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35]-[.C36];2)" office:value-type="float" office:value="0" calcext:value-type="float">
            <text:p>0</text:p>
          </table:table-cell>
          <table:table-cell table:formula="of:=POWER([.D35]-[.D36];2)" office:value-type="float" office:value="0.00000137781240079693" calcext:value-type="float">
            <text:p>1.37781240079693E-06</text:p>
          </table:table-cell>
          <table:table-cell table:formula="of:=POWER([.E35]-[.E36];2)" office:value-type="float" office:value="1.6228203035365E-015" calcext:value-type="float">
            <text:p>1.6228203035365E-15</text:p>
          </table:table-cell>
          <table:table-cell table:formula="of:=POWER([.F35]-[.F36];2)" office:value-type="float" office:value="0.0000170186351076644" calcext:value-type="float">
            <text:p>1.70186351076644E-05</text:p>
          </table:table-cell>
          <table:table-cell table:style-name="Default" table:formula="of:=POWER([.G35]-[.G36];2)" office:value-type="float" office:value="1.83936550699553" calcext:value-type="float">
            <text:p>1.83936550699553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POWER([.C40]-[.C41];2)" office:value-type="float" office:value="0" calcext:value-type="float">
            <text:p>0</text:p>
          </table:table-cell>
          <table:table-cell table:formula="of:=POWER([.D40]-[.D41];2)" office:value-type="float" office:value="0.000000000324685184029111" calcext:value-type="float">
            <text:p>3.24685184029111E-10</text:p>
          </table:table-cell>
          <table:table-cell table:formula="of:=POWER([.E40]-[.E41];2)" office:value-type="float" office:value="3.48583478907791E-021" calcext:value-type="float">
            <text:p>3.48583478907791E-21</text:p>
          </table:table-cell>
          <table:table-cell table:formula="of:=POWER([.F40]-[.F41];2)" office:value-type="float" office:value="0.00000000397181105576328" calcext:value-type="float">
            <text:p>3.97181105576328E-09</text:p>
          </table:table-cell>
          <table:table-cell table:style-name="Default" table:formula="of:=POWER([.G40]-[.G41];2)" office:value-type="float" office:value="7.39554646985031" calcext:value-type="float">
            <text:p>7.39554646985031</text:p>
          </table:table-cell>
          <table:table-cell table:formula="of:=SUM([.C44:.G51])" office:value-type="float" office:value="1729.50505043979" calcext:value-type="float">
            <text:p>1729.5050504397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formula="of:=ABS(1-[.D5]/[.D6])*100" office:value-type="float" office:value="0.0832035599707126" calcext:value-type="float">
            <text:p>0.083203559970713</text:p>
          </table:table-cell>
          <table:table-cell/>
          <table:table-cell table:formula="of:=ABS(1-[.F5]/[.F6])*100" office:value-type="float" office:value="0.0831870427482562" calcext:value-type="float">
            <text:p>0.083187042748256</text:p>
          </table:table-cell>
          <table:table-cell table:style-name="Default" table:formula="of:=ABS(1-[.G5]/[.G6])*100" office:value-type="float" office:value="0.0831870427484782" calcext:value-type="float">
            <text:p>0.083187042748478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10]/[.D11])*100" office:value-type="float" office:value="19.58184000482" calcext:value-type="float">
            <text:p>19.58184000482</text:p>
          </table:table-cell>
          <table:table-cell/>
          <table:table-cell table:formula="of:=ABS(1-[.F10]/[.F11])*100" office:value-type="float" office:value="19.5818400048332" calcext:value-type="float">
            <text:p>19.5818400048332</text:p>
          </table:table-cell>
          <table:table-cell table:style-name="Default" table:formula="of:=ABS(1-[.G10]/[.G11])*100" office:value-type="float" office:value="19.5818375728928" calcext:value-type="float">
            <text:p>19.5818375728928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15]/[.D16])*100" office:value-type="float" office:value="0.00000191489550882551" calcext:value-type="float">
            <text:p>1.91489550882551E-06</text:p>
          </table:table-cell>
          <table:table-cell table:formula="of:=ABS(1-[.E15]/[.E16])*100" office:value-type="float" office:value="0.00000071856917083224" calcext:value-type="float">
            <text:p>7.1856917083224E-07</text:p>
          </table:table-cell>
          <table:table-cell table:formula="of:=ABS(1-[.F15]/[.F16])*100" office:value-type="float" office:value="0.0000127911915948076" calcext:value-type="float">
            <text:p>1.27911915948076E-05</text:p>
          </table:table-cell>
          <table:table-cell table:style-name="Default" table:formula="of:=ABS(1-[.G15]/[.G16])*100" office:value-type="float" office:value="0.0000336424639035826" calcext:value-type="float">
            <text:p>3.36424639035826E-05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20]/[.D21])*100" office:value-type="float" office:value="0.00721657172897405" calcext:value-type="float">
            <text:p>0.007216571728974</text:p>
          </table:table-cell>
          <table:table-cell table:formula="of:=ABS(1-[.E20]/[.E21])*100" office:value-type="float" office:value="0.00722296108628395" calcext:value-type="float">
            <text:p>0.007222961086284</text:p>
          </table:table-cell>
          <table:table-cell table:formula="of:=ABS(1-[.F20]/[.F21])*100" office:value-type="float" office:value="0.00718455911283833" calcext:value-type="float">
            <text:p>0.007184559112838</text:p>
          </table:table-cell>
          <table:table-cell table:style-name="Default" table:formula="of:=ABS(1-[.G20]/[.G21])*100" office:value-type="float" office:value="0.0000168991823423781" calcext:value-type="float">
            <text:p>1.68991823423781E-05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25]/[.D26])*100" office:value-type="float" office:value="0.00719524113275138" calcext:value-type="float">
            <text:p>0.007195241132751</text:p>
          </table:table-cell>
          <table:table-cell table:formula="of:=ABS(1-[.E25]/[.E26])*100" office:value-type="float" office:value="0.00719288219475089" calcext:value-type="float">
            <text:p>0.007192882194751</text:p>
          </table:table-cell>
          <table:table-cell table:formula="of:=ABS(1-[.F25]/[.F26])*100" office:value-type="float" office:value="0.00717947004693631" calcext:value-type="float">
            <text:p>0.007179470046936</text:p>
          </table:table-cell>
          <table:table-cell table:style-name="Default" table:formula="of:=ABS(1-[.G25]/[.G26])*100" office:value-type="float" office:value="0.0000294507871645422" calcext:value-type="float">
            <text:p>2.94507871645422E-05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30]/[.D31])*100" office:value-type="float" office:value="0.00720001913694368" calcext:value-type="float">
            <text:p>0.007200019136944</text:p>
          </table:table-cell>
          <table:table-cell table:formula="of:=ABS(1-[.E30]/[.E31])*100" office:value-type="float" office:value="0.00719518741247871" calcext:value-type="float">
            <text:p>0.007195187412479</text:p>
          </table:table-cell>
          <table:table-cell table:formula="of:=ABS(1-[.F30]/[.F31])*100" office:value-type="float" office:value="0.00722731801698906" calcext:value-type="float">
            <text:p>0.007227318016989</text:p>
          </table:table-cell>
          <table:table-cell table:style-name="Default" table:formula="of:=ABS(1-[.G30]/[.G31])*100" office:value-type="float" office:value="0.000023966323614566" calcext:value-type="float">
            <text:p>2.3966323614566E-05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35]/[.D36])*100" office:value-type="float" office:value="0.0071523302854537" calcext:value-type="float">
            <text:p>0.007152330285454</text:p>
          </table:table-cell>
          <table:table-cell table:formula="of:=ABS(1-[.E35]/[.E36])*100" office:value-type="float" office:value="0.00715319812858439" calcext:value-type="float">
            <text:p>0.007153198128584</text:p>
          </table:table-cell>
          <table:table-cell table:formula="of:=ABS(1-[.F35]/[.F36])*100" office:value-type="float" office:value="0.0071469875303487" calcext:value-type="float">
            <text:p>0.007146987530349</text:p>
          </table:table-cell>
          <table:table-cell table:style-name="Default" table:formula="of:=ABS(1-[.G35]/[.G36])*100" office:value-type="float" office:value="0.00000301730291862867" calcext:value-type="float">
            <text:p>3.01730291862867E-06</text:p>
          </table:table-cell>
          <table:table-cell/>
        </table:table-row>
        <table:table-row table:style-name="ro1">
          <table:table-cell table:style-name="Default" table:number-columns-repeated="3"/>
          <table:table-cell table:formula="of:=ABS(1-[.D40]/[.D41])*100" office:value-type="float" office:value="0.0868529374600802" calcext:value-type="float">
            <text:p>0.08685293746008</text:p>
          </table:table-cell>
          <table:table-cell table:formula="of:=ABS(1-[.E40]/[.E41])*100" office:value-type="float" office:value="0.00619904844174624" calcext:value-type="float">
            <text:p>0.006199048441746</text:p>
          </table:table-cell>
          <table:table-cell table:formula="of:=ABS(1-[.F40]/[.F41])*100" office:value-type="float" office:value="0.0862264934923362" calcext:value-type="float">
            <text:p>0.086226493492336</text:p>
          </table:table-cell>
          <table:table-cell table:style-name="Default" table:formula="of:=ABS(1-[.G40]/[.G41])*100" office:value-type="float" office:value="0.00000286432186857866" calcext:value-type="float">
            <text:p>2.86432186857866E-06</text:p>
          </table:table-cell>
          <table:table-cell table:formula="of:=SUM([.D54:.G61])" office:value-type="float" office:value="59.260765698259" calcext:value-type="float">
            <text:p>59.260765698259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formula="of:=SUM([.D56:.G61];[.D54:.G54])" office:value-type="float" office:value="0.51524811571303" calcext:value-type="float">
            <text:p>0.51524811571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9:51:45.02976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12:27:02.558338869</meta:creation-date>
    <dc:date>2022-03-03T14:36:54.452952048</dc:date>
    <meta:editing-duration>P1DT6H17M14S</meta:editing-duration>
    <meta:editing-cycles>35</meta:editing-cycles>
    <meta:generator>LibreOffice/6.0.7.3$Linux_X86_64 LibreOffice_project/00m0$Build-3</meta:generator>
    <meta:document-statistic meta:table-count="6" meta:cell-count="1244" meta:object-count="0"/>
  </office:meta>
</office:document-meta>
</file>